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padding="0.0138in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ff9900" fo:border-left="none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padding="0.0138in" fo:border-right="0.99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99ff33"/>
    </style:style>
    <style:style style:name="ce10" style:family="table-cell" style:parent-style-name="Default">
      <style:table-cell-properties fo:background-color="#0099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padding="0.0138in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none" fo:background-color="#99ff33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9900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9900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order-left="none" fo:border-right="0.99pt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0.99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9900" fo:border-left="none" fo:border-right="0.99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  <style:text-properties fo:font-style="normal" style:text-underline-style="none" style:font-style-asian="normal" style:font-style-complex="normal"/>
    </style:style>
    <style:style style:name="ce28" style:family="table-cell" style:parent-style-name="Default">
      <style:table-cell-properties fo:background-color="#ff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none" fo:border-left="none" fo:padding="0.0138in" fo:border-right="0.99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00" fo:border-left="none" fo:padding="0.0138in" fo:border-right="0.99pt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none" fo:border-left="none" fo:padding="0.0138in" fo:border-right="0.99pt solid #000000" fo:border-top="none"/>
    </style:style>
    <style:style style:name="ce32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S3 Recall</text:p>
          </table:table-cell>
          <table:table-cell table:style-name="ce1" office:value-type="string" calcext:value-type="string">
            <text:p>S3 Precision</text:p>
          </table:table-cell>
          <table:table-cell table:style-name="ce1" office:value-type="string" calcext:value-type="string">
            <text:p>S3 Accuracy</text:p>
          </table:table-cell>
          <table:table-cell table:style-name="ce5" office:value-type="string" calcext:value-type="string">
            <text:p>S3 Accuracy Micro</text:p>
          </table:table-cell>
          <table:table-cell table:style-name="ce1" office:value-type="string" calcext:value-type="string">
            <text:p>S4 Recall</text:p>
          </table:table-cell>
          <table:table-cell table:style-name="ce1" office:value-type="string" calcext:value-type="string">
            <text:p>S4 Precision</text:p>
          </table:table-cell>
          <table:table-cell table:style-name="ce1" office:value-type="string" calcext:value-type="string">
            <text:p>S4 Accuracy</text:p>
          </table:table-cell>
          <table:table-cell table:style-name="ce5" office:value-type="string" calcext:value-type="string">
            <text:p>S4 Accuracy Micro</text:p>
          </table:table-cell>
          <table:table-cell table:style-name="ce1" office:value-type="string" calcext:value-type="string">
            <text:p>S5 Recall</text:p>
          </table:table-cell>
          <table:table-cell table:style-name="ce1" office:value-type="string" calcext:value-type="string">
            <text:p>S5 Precision</text:p>
          </table:table-cell>
          <table:table-cell table:style-name="ce1" office:value-type="string" calcext:value-type="string">
            <text:p>S5 Accuracy</text:p>
          </table:table-cell>
          <table:table-cell table:style-name="ce8" office:value-type="string" calcext:value-type="string">
            <text:p>S5 Accuracy Micro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[1, 2, 3, 4, 5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3, 4, 5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3, 4, 5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4, 5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5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6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5, 7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5, 6, 8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5, 6, 7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5, 6, 7, 8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, 3, 4, 5, 6, 7, 8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6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6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Idem fo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missing 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missing features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>
        <table:table-column table:style-name="co4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S4 Recall</text:p>
          </table:table-cell>
          <table:table-cell table:style-name="ce1" office:value-type="string" calcext:value-type="string">
            <text:p>S4 Precision</text:p>
          </table:table-cell>
          <table:table-cell table:style-name="ce1" office:value-type="string" calcext:value-type="string">
            <text:p>S4 Accuracy</text:p>
          </table:table-cell>
          <table:table-cell table:style-name="ce8" office:value-type="string" calcext:value-type="string">
            <text:p>S4 Accuracy Mi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5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/>
          <table:table-cell office:value-type="string" calcext:value-type="string">
            <text:p>For set 3 and 5 any 4 features can be removed without affecting the performance</text:p>
          </table:table-cell>
        </table:table-row>
        <table:table-row table:style-name="ro1">
          <table:table-cell office:value-type="string" calcext:value-type="string">
            <text:p>[0, 1, 2, 3, 4, 5, 6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5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5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5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4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5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3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5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4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2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5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4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3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1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5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4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3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2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3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4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4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4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4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4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0, 5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6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6, 7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6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6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5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4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3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2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3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4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 5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7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7, 8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7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6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5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4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3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5, 6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4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, 5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4, 5, 6, 7, 8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4, 5, 6, 7, 8, 9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4, 5, 6, 7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4, 5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4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3, 5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4, 5, 6, 7, 8, 9, 10] 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4, 5, 6, 8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4, 5, 6, 8, 9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4, 5, 6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4, 5, 8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4, 6, 8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3, 5, 6, 8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0, 4, 5, 6, 8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3, 4, 5, 6, 8, 9, 10] 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Default" office:value-type="float" office:value="0.116279069767" calcext:value-type="float">
            <text:p>0.1162790698</text:p>
          </table:table-cell>
          <table:table-cell table:style-name="Default" office:value-type="float" office:value="0.94042799306" calcext:value-type="float">
            <text:p>0.9404279931</text:p>
          </table:table-cell>
          <table:table-cell table:style-name="ce3" office:value-type="float" office:value="0.225563909774" calcext:value-type="float">
            <text:p>0.2255639098</text:p>
          </table:table-cell>
          <table:table-cell table:number-columns-repeated="2"/>
        </table:table-row>
      </table:table>
      <table:table table:name="8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8"/>
        <table:table-column table:style-name="co2" table:number-columns-repeated="3" table:default-cell-style-name="Default"/>
        <table:table-column table:style-name="co2" table:default-cell-style-name="ce18"/>
        <table:table-column table:style-name="co2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S3 Recall</text:p>
          </table:table-cell>
          <table:table-cell table:style-name="ce1" office:value-type="string" calcext:value-type="string">
            <text:p>S3 Precision</text:p>
          </table:table-cell>
          <table:table-cell table:style-name="ce1" office:value-type="string" calcext:value-type="string">
            <text:p>S3 Accuracy</text:p>
          </table:table-cell>
          <table:table-cell table:style-name="ce15" office:value-type="string" calcext:value-type="string">
            <text:p>S3 Accuracy Micro</text:p>
          </table:table-cell>
          <table:table-cell table:style-name="ce1" office:value-type="string" calcext:value-type="string">
            <text:p>S4 Recall</text:p>
          </table:table-cell>
          <table:table-cell table:style-name="ce1" office:value-type="string" calcext:value-type="string">
            <text:p>S4 Precision</text:p>
          </table:table-cell>
          <table:table-cell table:style-name="ce1" office:value-type="string" calcext:value-type="string">
            <text:p>S4 Accuracy</text:p>
          </table:table-cell>
          <table:table-cell table:style-name="ce15" office:value-type="string" calcext:value-type="string">
            <text:p>S4 Accuracy Micro</text:p>
          </table:table-cell>
          <table:table-cell table:style-name="ce1" office:value-type="string" calcext:value-type="string">
            <text:p>S5 Recall</text:p>
          </table:table-cell>
          <table:table-cell table:style-name="ce1" office:value-type="string" calcext:value-type="string">
            <text:p>S5 Precision</text:p>
          </table:table-cell>
          <table:table-cell table:style-name="ce1" office:value-type="string" calcext:value-type="string">
            <text:p>S5 Accuracy</text:p>
          </table:table-cell>
          <table:table-cell table:style-name="ce8" office:value-type="string" calcext:value-type="string">
            <text:p>S5 Accuracy Micro</text:p>
          </table:table-cell>
          <table:table-cell table:style-name="ce1" table:number-columns-repeated="1011"/>
        </table:table-row>
        <table:table-row table:style-name="ro1">
          <table:table-cell table:style-name="ce9" office:value-type="string" calcext:value-type="string">
            <text:p>[0, 3, 6] </text:p>
          </table:table-cell>
          <table:table-cell table:style-name="ce12" office:value-type="float" office:value="0.030303030303" calcext:value-type="float">
            <text:p>0.0303030303</text:p>
          </table:table-cell>
          <table:table-cell table:style-name="ce12" office:value-type="float" office:value="0.194915254237" calcext:value-type="float">
            <text:p>0.1949152542</text:p>
          </table:table-cell>
          <table:table-cell table:style-name="ce9" office:value-type="float" office:value="0.951206985105" calcext:value-type="float">
            <text:p>0.9512069851</text:p>
          </table:table-cell>
          <table:table-cell table:style-name="ce16" office:value-type="float" office:value="0.194915254237" calcext:value-type="float">
            <text:p>0.1949152542</text:p>
          </table:table-cell>
          <table:table-cell table:style-name="ce12" office:value-type="float" office:value="0.0384615384615" calcext:value-type="float">
            <text:p>0.0384615385</text:p>
          </table:table-cell>
          <table:table-cell table:style-name="ce9" office:value-type="float" office:value="0.116279069767" calcext:value-type="float">
            <text:p>0.1162790698</text:p>
          </table:table-cell>
          <table:table-cell table:style-name="ce9" office:value-type="float" office:value="0.94042799306" calcext:value-type="float">
            <text:p>0.9404279931</text:p>
          </table:table-cell>
          <table:table-cell table:style-name="ce16" office:value-type="float" office:value="0.225563909774" calcext:value-type="float">
            <text:p>0.2255639098</text:p>
          </table:table-cell>
          <table:table-cell table:style-name="ce12" office:value-type="float" office:value="0.0347222222222" calcext:value-type="float">
            <text:p>0.0347222222</text:p>
          </table:table-cell>
          <table:table-cell table:style-name="ce12" office:value-type="float" office:value="0.617021276596" calcext:value-type="float">
            <text:p>0.6170212766</text:p>
          </table:table-cell>
          <table:table-cell table:style-name="ce9" office:value-type="float" office:value="0.957746478873" calcext:value-type="float">
            <text:p>0.9577464789</text:p>
          </table:table-cell>
          <table:table-cell table:style-name="ce12" office:value-type="float" office:value="0.239436619718" calcext:value-type="float">
            <text:p>0.239436619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[0, 4, 6] </text:p>
          </table:table-cell>
          <table:table-cell table:style-name="ce12" office:value-type="float" office:value="0.030303030303" calcext:value-type="float">
            <text:p>0.0303030303</text:p>
          </table:table-cell>
          <table:table-cell table:style-name="ce12" office:value-type="float" office:value="0.194915254237" calcext:value-type="float">
            <text:p>0.1949152542</text:p>
          </table:table-cell>
          <table:table-cell table:style-name="ce9" office:value-type="float" office:value="0.951206985105" calcext:value-type="float">
            <text:p>0.9512069851</text:p>
          </table:table-cell>
          <table:table-cell table:style-name="ce16" office:value-type="float" office:value="0.194915254237" calcext:value-type="float">
            <text:p>0.1949152542</text:p>
          </table:table-cell>
          <table:table-cell table:style-name="ce12" office:value-type="float" office:value="0.0384615384615" calcext:value-type="float">
            <text:p>0.0384615385</text:p>
          </table:table-cell>
          <table:table-cell table:style-name="ce9" office:value-type="float" office:value="0.116279069767" calcext:value-type="float">
            <text:p>0.1162790698</text:p>
          </table:table-cell>
          <table:table-cell table:style-name="ce9" office:value-type="float" office:value="0.94042799306" calcext:value-type="float">
            <text:p>0.9404279931</text:p>
          </table:table-cell>
          <table:table-cell table:style-name="ce16" office:value-type="float" office:value="0.225563909774" calcext:value-type="float">
            <text:p>0.2255639098</text:p>
          </table:table-cell>
          <table:table-cell table:style-name="ce12" office:value-type="float" office:value="0.0347222222222" calcext:value-type="float">
            <text:p>0.0347222222</text:p>
          </table:table-cell>
          <table:table-cell table:style-name="ce12" office:value-type="float" office:value="0.617021276596" calcext:value-type="float">
            <text:p>0.6170212766</text:p>
          </table:table-cell>
          <table:table-cell table:style-name="ce9" office:value-type="float" office:value="0.957746478873" calcext:value-type="float">
            <text:p>0.9577464789</text:p>
          </table:table-cell>
          <table:table-cell table:style-name="ce12" office:value-type="float" office:value="0.239436619718" calcext:value-type="float">
            <text:p>0.239436619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[0, 6, 10] </text:p>
          </table:table-cell>
          <table:table-cell table:style-name="ce12" office:value-type="float" office:value="0.030303030303" calcext:value-type="float">
            <text:p>0.0303030303</text:p>
          </table:table-cell>
          <table:table-cell table:style-name="ce12" office:value-type="float" office:value="0.194915254237" calcext:value-type="float">
            <text:p>0.1949152542</text:p>
          </table:table-cell>
          <table:table-cell table:style-name="ce9" office:value-type="float" office:value="0.951206985105" calcext:value-type="float">
            <text:p>0.9512069851</text:p>
          </table:table-cell>
          <table:table-cell table:style-name="ce16" office:value-type="float" office:value="0.194915254237" calcext:value-type="float">
            <text:p>0.1949152542</text:p>
          </table:table-cell>
          <table:table-cell table:style-name="ce12" office:value-type="float" office:value="0.0384615384615" calcext:value-type="float">
            <text:p>0.0384615385</text:p>
          </table:table-cell>
          <table:table-cell table:style-name="ce9" office:value-type="float" office:value="0.116279069767" calcext:value-type="float">
            <text:p>0.1162790698</text:p>
          </table:table-cell>
          <table:table-cell table:style-name="ce9" office:value-type="float" office:value="0.94042799306" calcext:value-type="float">
            <text:p>0.9404279931</text:p>
          </table:table-cell>
          <table:table-cell table:style-name="ce16" office:value-type="float" office:value="0.225563909774" calcext:value-type="float">
            <text:p>0.2255639098</text:p>
          </table:table-cell>
          <table:table-cell table:style-name="ce12" office:value-type="float" office:value="0.0347222222222" calcext:value-type="float">
            <text:p>0.0347222222</text:p>
          </table:table-cell>
          <table:table-cell table:style-name="ce12" office:value-type="float" office:value="0.617021276596" calcext:value-type="float">
            <text:p>0.6170212766</text:p>
          </table:table-cell>
          <table:table-cell table:style-name="ce9" office:value-type="float" office:value="0.957746478873" calcext:value-type="float">
            <text:p>0.9577464789</text:p>
          </table:table-cell>
          <table:table-cell table:style-name="ce12" office:value-type="float" office:value="0.239436619718" calcext:value-type="float">
            <text:p>0.239436619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[0, 6, 8] </text:p>
          </table:table-cell>
          <table:table-cell table:style-name="ce13" office:value-type="float" office:value="0.030303030303" calcext:value-type="float">
            <text:p>0.0303030303</text:p>
          </table:table-cell>
          <table:table-cell table:style-name="ce13" office:value-type="float" office:value="0.194915254237" calcext:value-type="float">
            <text:p>0.1949152542</text:p>
          </table:table-cell>
          <table:table-cell table:style-name="ce10" office:value-type="float" office:value="0.951206985105" calcext:value-type="float">
            <text:p>0.9512069851</text:p>
          </table:table-cell>
          <table:table-cell table:style-name="ce17" office:value-type="float" office:value="0.194915254237" calcext:value-type="float">
            <text:p>0.1949152542</text:p>
          </table:table-cell>
          <table:table-cell table:style-name="ce13" office:value-type="float" office:value="0.0384615384615" calcext:value-type="float">
            <text:p>0.0384615385</text:p>
          </table:table-cell>
          <table:table-cell table:style-name="ce10" office:value-type="float" office:value="0.116279069767" calcext:value-type="float">
            <text:p>0.1162790698</text:p>
          </table:table-cell>
          <table:table-cell table:style-name="ce10" office:value-type="float" office:value="0.94042799306" calcext:value-type="float">
            <text:p>0.9404279931</text:p>
          </table:table-cell>
          <table:table-cell table:style-name="ce17" office:value-type="float" office:value="0.225563909774" calcext:value-type="float">
            <text:p>0.2255639098</text:p>
          </table:table-cell>
          <table:table-cell table:style-name="ce13" office:value-type="float" office:value="0.0347222222222" calcext:value-type="float">
            <text:p>0.0347222222</text:p>
          </table:table-cell>
          <table:table-cell table:style-name="ce13" office:value-type="float" office:value="0.617021276596" calcext:value-type="float">
            <text:p>0.6170212766</text:p>
          </table:table-cell>
          <table:table-cell table:style-name="ce10" office:value-type="float" office:value="0.957746478873" calcext:value-type="float">
            <text:p>0.9577464789</text:p>
          </table:table-cell>
          <table:table-cell table:style-name="ce13" office:value-type="float" office:value="0.239436619718" calcext:value-type="float">
            <text:p>0.23943661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3, 8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403669724771" calcext:value-type="float">
            <text:p>0.0403669725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435897435897" calcext:value-type="float">
            <text:p>0.0435897436</text:p>
          </table:table-cell>
          <table:table-cell office:value-type="float" office:value="0.207282913165" calcext:value-type="float">
            <text:p>0.2072829132</text:p>
          </table:table-cell>
          <table:table-cell office:value-type="float" office:value="0.942634363687" calcext:value-type="float">
            <text:p>0.9426343637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351754726755" calcext:value-type="float">
            <text:p>0.0351754727</text:p>
          </table:table-cell>
          <table:table-cell table:style-name="ce3" office:value-type="float" office:value="0.348062015504" calcext:value-type="float">
            <text:p>0.3480620155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4, 10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504587155963" calcext:value-type="float">
            <text:p>0.0504587156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435897435897" calcext:value-type="float">
            <text:p>0.0435897436</text:p>
          </table:table-cell>
          <table:table-cell table:style-name="ce3" office:value-type="float" office:value="0.248333333333" calcext:value-type="float">
            <text:p>0.2483333333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351754726755" calcext:value-type="float">
            <text:p>0.0351754727</text:p>
          </table:table-cell>
          <table:table-cell table:style-name="ce3" office:value-type="float" office:value="0.347692307692" calcext:value-type="float">
            <text:p>0.3476923077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3, 4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495495495495" calcext:value-type="float">
            <text:p>0.0495495495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435897435897" calcext:value-type="float">
            <text:p>0.0435897436</text:p>
          </table:table-cell>
          <table:table-cell table:style-name="ce3" office:value-type="float" office:value="0.309917355372" calcext:value-type="float">
            <text:p>0.3099173554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338804713805" calcext:value-type="float">
            <text:p>0.0338804714</text:p>
          </table:table-cell>
          <table:table-cell table:style-name="ce3" office:value-type="float" office:value="0.309259259259" calcext:value-type="float">
            <text:p>0.3092592593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4, 8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504587155963" calcext:value-type="float">
            <text:p>0.0504587156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435897435897" calcext:value-type="float">
            <text:p>0.0435897436</text:p>
          </table:table-cell>
          <table:table-cell table:style-name="ce3" office:value-type="float" office:value="0.248333333333" calcext:value-type="float">
            <text:p>0.2483333333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351754726755" calcext:value-type="float">
            <text:p>0.0351754727</text:p>
          </table:table-cell>
          <table:table-cell table:style-name="ce3" office:value-type="float" office:value="0.290051679587" calcext:value-type="float">
            <text:p>0.290051679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3, 10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403669724771" calcext:value-type="float">
            <text:p>0.0403669725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435897435897" calcext:value-type="float">
            <text:p>0.0435897436</text:p>
          </table:table-cell>
          <table:table-cell office:value-type="float" office:value="0.207282913165" calcext:value-type="float">
            <text:p>0.2072829132</text:p>
          </table:table-cell>
          <table:table-cell office:value-type="float" office:value="0.942634363687" calcext:value-type="float">
            <text:p>0.9426343637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351754726755" calcext:value-type="float">
            <text:p>0.0351754727</text:p>
          </table:table-cell>
          <table:table-cell table:style-name="ce3" office:value-type="float" office:value="0.290051679587" calcext:value-type="float">
            <text:p>0.290051679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6, 10] </text:p>
          </table:table-cell>
          <table:table-cell table:style-name="ce3" office:value-type="float" office:value="0.0365063680281" calcext:value-type="float">
            <text:p>0.036506368</text:p>
          </table:table-cell>
          <table:table-cell table:style-name="ce3" office:value-type="float" office:value="0.26746031746" calcext:value-type="float">
            <text:p>0.2674603175</text:p>
          </table:table-cell>
          <table:table-cell office:value-type="float" office:value="0.952642073779" calcext:value-type="float">
            <text:p>0.9526420738</text:p>
          </table:table-cell>
          <table:table-cell table:style-name="ce19" office:value-type="float" office:value="0.194915254237" calcext:value-type="float">
            <text:p>0.1949152542</text:p>
          </table:table-cell>
          <table:table-cell office:value-type="float" office:value="0.0346153846154" calcext:value-type="float">
            <text:p>0.0346153846</text:p>
          </table:table-cell>
          <table:table-cell office:value-type="float" office:value="0.0381355932203" calcext:value-type="float">
            <text:p>0.0381355932</text:p>
          </table:table-cell>
          <table:table-cell office:value-type="float" office:value="0.938692886061" calcext:value-type="float">
            <text:p>0.9386928861</text:p>
          </table:table-cell>
          <table:table-cell office:value-type="float" office:value="0.203007518797" calcext:value-type="float">
            <text:p>0.2030075188</text:p>
          </table:table-cell>
          <table:table-cell table:style-name="ce3" office:value-type="float" office:value="0.0356287231287" calcext:value-type="float">
            <text:p>0.0356287231</text:p>
          </table:table-cell>
          <table:table-cell table:style-name="ce3" office:value-type="float" office:value="0.271238095238" calcext:value-type="float">
            <text:p>0.2712380952</text:p>
          </table:table-cell>
          <table:table-cell office:value-type="float" office:value="0.958127141226" calcext:value-type="float">
            <text:p>0.9581271412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6, 8] </text:p>
          </table:table-cell>
          <table:table-cell table:style-name="ce3" office:value-type="float" office:value="0.0365063680281" calcext:value-type="float">
            <text:p>0.036506368</text:p>
          </table:table-cell>
          <table:table-cell table:style-name="ce3" office:value-type="float" office:value="0.26746031746" calcext:value-type="float">
            <text:p>0.2674603175</text:p>
          </table:table-cell>
          <table:table-cell office:value-type="float" office:value="0.952642073779" calcext:value-type="float">
            <text:p>0.9526420738</text:p>
          </table:table-cell>
          <table:table-cell table:style-name="ce19" office:value-type="float" office:value="0.194915254237" calcext:value-type="float">
            <text:p>0.1949152542</text:p>
          </table:table-cell>
          <table:table-cell office:value-type="float" office:value="0.0346153846154" calcext:value-type="float">
            <text:p>0.0346153846</text:p>
          </table:table-cell>
          <table:table-cell office:value-type="float" office:value="0.0381355932203" calcext:value-type="float">
            <text:p>0.0381355932</text:p>
          </table:table-cell>
          <table:table-cell office:value-type="float" office:value="0.938692886061" calcext:value-type="float">
            <text:p>0.9386928861</text:p>
          </table:table-cell>
          <table:table-cell office:value-type="float" office:value="0.203007518797" calcext:value-type="float">
            <text:p>0.2030075188</text:p>
          </table:table-cell>
          <table:table-cell table:style-name="ce3" office:value-type="float" office:value="0.0356287231287" calcext:value-type="float">
            <text:p>0.0356287231</text:p>
          </table:table-cell>
          <table:table-cell table:style-name="ce3" office:value-type="float" office:value="0.271238095238" calcext:value-type="float">
            <text:p>0.2712380952</text:p>
          </table:table-cell>
          <table:table-cell office:value-type="float" office:value="0.958127141226" calcext:value-type="float">
            <text:p>0.9581271412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2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3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4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1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3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4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2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3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[0, 3, 9] </text:p>
          </table:table-cell>
          <table:table-cell table:style-name="ce14" office:value-type="float" office:value="0.030303030303" calcext:value-type="float">
            <text:p>0.0303030303</text:p>
          </table:table-cell>
          <table:table-cell table:style-name="ce14" office:value-type="float" office:value="0.194915254237" calcext:value-type="float">
            <text:p>0.1949152542</text:p>
          </table:table-cell>
          <table:table-cell table:style-name="ce11" office:value-type="float" office:value="0.951206985105" calcext:value-type="float">
            <text:p>0.9512069851</text:p>
          </table:table-cell>
          <table:table-cell table:style-name="ce21" office:value-type="float" office:value="0.194915254237" calcext:value-type="float">
            <text:p>0.1949152542</text:p>
          </table:table-cell>
          <table:table-cell table:style-name="ce14" office:value-type="float" office:value="0.0384615384615" calcext:value-type="float">
            <text:p>0.0384615385</text:p>
          </table:table-cell>
          <table:table-cell table:style-name="ce14" office:value-type="float" office:value="0.225563909774" calcext:value-type="float">
            <text:p>0.2255639098</text:p>
          </table:table-cell>
          <table:table-cell table:style-name="ce11" office:value-type="float" office:value="0.94042799306" calcext:value-type="float">
            <text:p>0.9404279931</text:p>
          </table:table-cell>
          <table:table-cell table:style-name="ce21" office:value-type="float" office:value="0.225563909774" calcext:value-type="float">
            <text:p>0.2255639098</text:p>
          </table:table-cell>
          <table:table-cell table:style-name="ce14" office:value-type="float" office:value="0.0277777777778" calcext:value-type="float">
            <text:p>0.0277777778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style-name="ce11" office:value-type="float" office:value="0.957355242567" calcext:value-type="float">
            <text:p>0.9573552426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4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[0, 4, 9] </text:p>
          </table:table-cell>
          <table:table-cell table:style-name="ce14" office:value-type="float" office:value="0.030303030303" calcext:value-type="float">
            <text:p>0.0303030303</text:p>
          </table:table-cell>
          <table:table-cell table:style-name="ce14" office:value-type="float" office:value="0.194915254237" calcext:value-type="float">
            <text:p>0.1949152542</text:p>
          </table:table-cell>
          <table:table-cell table:style-name="ce11" office:value-type="float" office:value="0.951206985105" calcext:value-type="float">
            <text:p>0.9512069851</text:p>
          </table:table-cell>
          <table:table-cell table:style-name="ce21" office:value-type="float" office:value="0.194915254237" calcext:value-type="float">
            <text:p>0.1949152542</text:p>
          </table:table-cell>
          <table:table-cell table:style-name="ce14" office:value-type="float" office:value="0.0384615384615" calcext:value-type="float">
            <text:p>0.0384615385</text:p>
          </table:table-cell>
          <table:table-cell table:style-name="ce14" office:value-type="float" office:value="0.225563909774" calcext:value-type="float">
            <text:p>0.2255639098</text:p>
          </table:table-cell>
          <table:table-cell table:style-name="ce11" office:value-type="float" office:value="0.94042799306" calcext:value-type="float">
            <text:p>0.9404279931</text:p>
          </table:table-cell>
          <table:table-cell table:style-name="ce21" office:value-type="float" office:value="0.225563909774" calcext:value-type="float">
            <text:p>0.2255639098</text:p>
          </table:table-cell>
          <table:table-cell table:style-name="ce14" office:value-type="float" office:value="0.0277777777778" calcext:value-type="float">
            <text:p>0.0277777778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style-name="ce11" office:value-type="float" office:value="0.957355242567" calcext:value-type="float">
            <text:p>0.9573552426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5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[0, 5, 9] </text:p>
          </table:table-cell>
          <table:table-cell table:style-name="ce14" office:value-type="float" office:value="0.030303030303" calcext:value-type="float">
            <text:p>0.0303030303</text:p>
          </table:table-cell>
          <table:table-cell table:style-name="ce14" office:value-type="float" office:value="0.194915254237" calcext:value-type="float">
            <text:p>0.1949152542</text:p>
          </table:table-cell>
          <table:table-cell table:style-name="ce11" office:value-type="float" office:value="0.951206985105" calcext:value-type="float">
            <text:p>0.9512069851</text:p>
          </table:table-cell>
          <table:table-cell table:style-name="ce21" office:value-type="float" office:value="0.194915254237" calcext:value-type="float">
            <text:p>0.1949152542</text:p>
          </table:table-cell>
          <table:table-cell table:style-name="ce14" office:value-type="float" office:value="0.0384615384615" calcext:value-type="float">
            <text:p>0.0384615385</text:p>
          </table:table-cell>
          <table:table-cell table:style-name="ce14" office:value-type="float" office:value="0.225563909774" calcext:value-type="float">
            <text:p>0.2255639098</text:p>
          </table:table-cell>
          <table:table-cell table:style-name="ce11" office:value-type="float" office:value="0.94042799306" calcext:value-type="float">
            <text:p>0.9404279931</text:p>
          </table:table-cell>
          <table:table-cell table:style-name="ce21" office:value-type="float" office:value="0.225563909774" calcext:value-type="float">
            <text:p>0.2255639098</text:p>
          </table:table-cell>
          <table:table-cell table:style-name="ce14" office:value-type="float" office:value="0.0277777777778" calcext:value-type="float">
            <text:p>0.0277777778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style-name="ce11" office:value-type="float" office:value="0.957355242567" calcext:value-type="float">
            <text:p>0.9573552426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6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7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7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0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3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4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2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4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3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4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5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5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5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5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5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6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6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6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7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7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8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1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4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3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5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4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5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5, 6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5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5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5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6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6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6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7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7, 8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8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2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3, 5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[3, 6, 7] </text:p>
          </table:table-cell>
          <table:table-cell table:style-name="ce14" office:value-type="float" office:value="0.030303030303" calcext:value-type="float">
            <text:p>0.0303030303</text:p>
          </table:table-cell>
          <table:table-cell table:style-name="ce14" office:value-type="float" office:value="0.194915254237" calcext:value-type="float">
            <text:p>0.1949152542</text:p>
          </table:table-cell>
          <table:table-cell table:style-name="ce11" office:value-type="float" office:value="0.951206985105" calcext:value-type="float">
            <text:p>0.9512069851</text:p>
          </table:table-cell>
          <table:table-cell table:style-name="ce21" office:value-type="float" office:value="0.194915254237" calcext:value-type="float">
            <text:p>0.1949152542</text:p>
          </table:table-cell>
          <table:table-cell table:style-name="ce14" office:value-type="float" office:value="0.0384615384615" calcext:value-type="float">
            <text:p>0.0384615385</text:p>
          </table:table-cell>
          <table:table-cell table:style-name="ce14" office:value-type="float" office:value="0.225563909774" calcext:value-type="float">
            <text:p>0.2255639098</text:p>
          </table:table-cell>
          <table:table-cell table:style-name="ce11" office:value-type="float" office:value="0.94042799306" calcext:value-type="float">
            <text:p>0.9404279931</text:p>
          </table:table-cell>
          <table:table-cell table:style-name="ce21" office:value-type="float" office:value="0.225563909774" calcext:value-type="float">
            <text:p>0.2255639098</text:p>
          </table:table-cell>
          <table:table-cell table:style-name="ce14" office:value-type="float" office:value="0.0277777777778" calcext:value-type="float">
            <text:p>0.0277777778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style-name="ce11" office:value-type="float" office:value="0.957355242567" calcext:value-type="float">
            <text:p>0.9573552426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3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3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4, 5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[4, 6, 7] </text:p>
          </table:table-cell>
          <table:table-cell table:style-name="ce14" office:value-type="float" office:value="0.030303030303" calcext:value-type="float">
            <text:p>0.0303030303</text:p>
          </table:table-cell>
          <table:table-cell table:style-name="ce14" office:value-type="float" office:value="0.194915254237" calcext:value-type="float">
            <text:p>0.1949152542</text:p>
          </table:table-cell>
          <table:table-cell table:style-name="ce11" office:value-type="float" office:value="0.951206985105" calcext:value-type="float">
            <text:p>0.9512069851</text:p>
          </table:table-cell>
          <table:table-cell table:style-name="ce21" office:value-type="float" office:value="0.194915254237" calcext:value-type="float">
            <text:p>0.1949152542</text:p>
          </table:table-cell>
          <table:table-cell table:style-name="ce14" office:value-type="float" office:value="0.0384615384615" calcext:value-type="float">
            <text:p>0.0384615385</text:p>
          </table:table-cell>
          <table:table-cell table:style-name="ce14" office:value-type="float" office:value="0.225563909774" calcext:value-type="float">
            <text:p>0.2255639098</text:p>
          </table:table-cell>
          <table:table-cell table:style-name="ce11" office:value-type="float" office:value="0.94042799306" calcext:value-type="float">
            <text:p>0.9404279931</text:p>
          </table:table-cell>
          <table:table-cell table:style-name="ce21" office:value-type="float" office:value="0.225563909774" calcext:value-type="float">
            <text:p>0.2255639098</text:p>
          </table:table-cell>
          <table:table-cell table:style-name="ce14" office:value-type="float" office:value="0.0277777777778" calcext:value-type="float">
            <text:p>0.0277777778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style-name="ce11" office:value-type="float" office:value="0.957355242567" calcext:value-type="float">
            <text:p>0.9573552426</text:p>
          </table:table-cell>
          <table:table-cell table:style-name="ce1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4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4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5, 6, 7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5, 6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5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6, 7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6, 8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6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7, 8, 9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7, 9, 10] </text:p>
          </table:table-cell>
          <table:table-cell table:style-name="ce4" office:value-type="float" office:value="0.030303030303" calcext:value-type="float">
            <text:p>0.0303030303</text:p>
          </table:table-cell>
          <table:table-cell table:style-name="ce4" office:value-type="float" office:value="0.194915254237" calcext:value-type="float">
            <text:p>0.1949152542</text:p>
          </table:table-cell>
          <table:table-cell table:style-name="ce2" office:value-type="float" office:value="0.951206985105" calcext:value-type="float">
            <text:p>0.9512069851</text:p>
          </table:table-cell>
          <table:table-cell table:style-name="ce20" office:value-type="float" office:value="0.194915254237" calcext:value-type="float">
            <text:p>0.1949152542</text:p>
          </table:table-cell>
          <table:table-cell table:style-name="ce4" office:value-type="float" office:value="0.0384615384615" calcext:value-type="float">
            <text:p>0.0384615385</text:p>
          </table:table-cell>
          <table:table-cell table:style-name="ce4" office:value-type="float" office:value="0.225563909774" calcext:value-type="float">
            <text:p>0.2255639098</text:p>
          </table:table-cell>
          <table:table-cell table:style-name="ce2" office:value-type="float" office:value="0.94042799306" calcext:value-type="float">
            <text:p>0.9404279931</text:p>
          </table:table-cell>
          <table:table-cell table:style-name="ce20" office:value-type="float" office:value="0.225563909774" calcext:value-type="float">
            <text:p>0.2255639098</text:p>
          </table:table-cell>
          <table:table-cell table:style-name="ce4" office:value-type="float" office:value="0.0277777777778" calcext:value-type="float">
            <text:p>0.0277777778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" office:value-type="float" office:value="0.957355242567" calcext:value-type="float">
            <text:p>0.9573552426</text:p>
          </table:table-cell>
          <table:table-cell table:style-name="ce4" office:value-type="float" office:value="0.232394366197" calcext:value-type="float">
            <text:p>0.2323943662</text:p>
          </table:table-cell>
          <table:table-cell table:style-name="ce22" table:number-columns-repeated="1011"/>
        </table:table-row>
        <table:table-row table:style-name="ro1">
          <table:table-cell office:value-type="string" calcext:value-type="string">
            <text:p>[0, 3, 5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4, 5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5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5, 6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5, 8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5, 6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table:style-name="ce3"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6, 10] </text:p>
          </table:table-cell>
          <table:table-cell table:style-name="ce3" office:value-type="float" office:value="0.0327184892402" calcext:value-type="float">
            <text:p>0.0327184892</text:p>
          </table:table-cell>
          <table:table-cell office:value-type="float" office:value="0.0798611111111" calcext:value-type="float">
            <text:p>0.0798611111</text:p>
          </table:table-cell>
          <table:table-cell office:value-type="float" office:value="0.952143569292" calcext:value-type="float">
            <text:p>0.9521435693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46153846154" calcext:value-type="float">
            <text:p>0.0346153846</text:p>
          </table:table-cell>
          <table:table-cell office:value-type="float" office:value="0.0332512315271" calcext:value-type="float">
            <text:p>0.0332512315</text:p>
          </table:table-cell>
          <table:table-cell office:value-type="float" office:value="0.938692886061" calcext:value-type="float">
            <text:p>0.9386928861</text:p>
          </table:table-cell>
          <table:table-cell office:value-type="float" office:value="0.203007518797" calcext:value-type="float">
            <text:p>0.2030075188</text:p>
          </table:table-cell>
          <table:table-cell table:style-name="ce3" office:value-type="float" office:value="0.0286842786843" calcext:value-type="float">
            <text:p>0.0286842787</text:p>
          </table:table-cell>
          <table:table-cell office:value-type="float" office:value="0.179365079365" calcext:value-type="float">
            <text:p>0.1793650794</text:p>
          </table:table-cell>
          <table:table-cell office:value-type="float" office:value="0.957746478873" calcext:value-type="float">
            <text:p>0.9577464789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6, 8] </text:p>
          </table:table-cell>
          <table:table-cell table:style-name="ce3" office:value-type="float" office:value="0.0327184892402" calcext:value-type="float">
            <text:p>0.0327184892</text:p>
          </table:table-cell>
          <table:table-cell office:value-type="float" office:value="0.0798611111111" calcext:value-type="float">
            <text:p>0.0798611111</text:p>
          </table:table-cell>
          <table:table-cell office:value-type="float" office:value="0.952143569292" calcext:value-type="float">
            <text:p>0.9521435693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46153846154" calcext:value-type="float">
            <text:p>0.0346153846</text:p>
          </table:table-cell>
          <table:table-cell office:value-type="float" office:value="0.0332512315271" calcext:value-type="float">
            <text:p>0.0332512315</text:p>
          </table:table-cell>
          <table:table-cell office:value-type="float" office:value="0.938692886061" calcext:value-type="float">
            <text:p>0.9386928861</text:p>
          </table:table-cell>
          <table:table-cell office:value-type="float" office:value="0.203007518797" calcext:value-type="float">
            <text:p>0.2030075188</text:p>
          </table:table-cell>
          <table:table-cell table:style-name="ce3" office:value-type="float" office:value="0.0286842786843" calcext:value-type="float">
            <text:p>0.0286842787</text:p>
          </table:table-cell>
          <table:table-cell office:value-type="float" office:value="0.179365079365" calcext:value-type="float">
            <text:p>0.1793650794</text:p>
          </table:table-cell>
          <table:table-cell office:value-type="float" office:value="0.957746478873" calcext:value-type="float">
            <text:p>0.9577464789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6] </text:p>
          </table:table-cell>
          <table:table-cell table:style-name="ce3" office:value-type="float" office:value="0.0327184892402" calcext:value-type="float">
            <text:p>0.0327184892</text:p>
          </table:table-cell>
          <table:table-cell office:value-type="float" office:value="0.129793510324" calcext:value-type="float">
            <text:p>0.1297935103</text:p>
          </table:table-cell>
          <table:table-cell office:value-type="float" office:value="0.952143569292" calcext:value-type="float">
            <text:p>0.9521435693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58974358974" calcext:value-type="float">
            <text:p>0.0358974359</text:p>
          </table:table-cell>
          <table:table-cell office:value-type="float" office:value="0.0470588235294" calcext:value-type="float">
            <text:p>0.0470588235</text:p>
          </table:table-cell>
          <table:table-cell office:value-type="float" office:value="0.939271255061" calcext:value-type="float">
            <text:p>0.9392712551</text:p>
          </table:table-cell>
          <table:table-cell office:value-type="float" office:value="0.210526315789" calcext:value-type="float">
            <text:p>0.2105263158</text:p>
          </table:table-cell>
          <table:table-cell table:style-name="ce3" office:value-type="float" office:value="0.0286842786843" calcext:value-type="float">
            <text:p>0.0286842787</text:p>
          </table:table-cell>
          <table:table-cell office:value-type="float" office:value="0.178645833333" calcext:value-type="float">
            <text:p>0.1786458333</text:p>
          </table:table-cell>
          <table:table-cell office:value-type="float" office:value="0.957746478873" calcext:value-type="float">
            <text:p>0.9577464789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8, 10] </text:p>
          </table:table-cell>
          <table:table-cell office:value-type="float" office:value="0.0263504611331" calcext:value-type="float">
            <text:p>0.0263504611</text:p>
          </table:table-cell>
          <table:table-cell office:value-type="float" office:value="0.0185528756957" calcext:value-type="float">
            <text:p>0.0185528757</text:p>
          </table:table-cell>
          <table:table-cell office:value-type="float" office:value="0.951146560319" calcext:value-type="float">
            <text:p>0.9511465603</text:p>
          </table:table-cell>
          <table:table-cell office:value-type="float" office:value="0.169491525424" calcext:value-type="float">
            <text:p>0.1694915254</text:p>
          </table:table-cell>
          <table:table-cell table:style-name="ce3" office:value-type="float" office:value="0.0554487179487" calcext:value-type="float">
            <text:p>0.0554487179</text:p>
          </table:table-cell>
          <table:table-cell office:value-type="float" office:value="0.119327731092" calcext:value-type="float">
            <text:p>0.1193277311</text:p>
          </table:table-cell>
          <table:table-cell office:value-type="float" office:value="0.94522019334" calcext:value-type="float">
            <text:p>0.9452201933</text:p>
          </table:table-cell>
          <table:table-cell table:style-name="ce19" office:value-type="float" office:value="0.233082706767" calcext:value-type="float">
            <text:p>0.2330827068</text:p>
          </table:table-cell>
          <table:table-cell table:style-name="ce3" office:value-type="float" office:value="0.0318084693085" calcext:value-type="float">
            <text:p>0.0318084693</text:p>
          </table:table-cell>
          <table:table-cell office:value-type="float" office:value="0.158279220779" calcext:value-type="float">
            <text:p>0.1582792208</text:p>
          </table:table-cell>
          <table:table-cell office:value-type="float" office:value="0.956985154168" calcext:value-type="float">
            <text:p>0.9569851542</text:p>
          </table:table-cell>
          <table:table-cell office:value-type="float" office:value="0.204225352113" calcext:value-type="float">
            <text:p>0.20422535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5, 9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1" calcext:value-type="float">
            <text:p>0.1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5, 9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1" calcext:value-type="float">
            <text:p>0.1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8, 9] </text:p>
          </table:table-cell>
          <table:table-cell table:style-name="ce3" office:value-type="float" office:value="0.0365612648221" calcext:value-type="float">
            <text:p>0.0365612648</text:p>
          </table:table-cell>
          <table:table-cell table:style-name="ce3" office:value-type="float" office:value="0.298672566372" calcext:value-type="float">
            <text:p>0.2986725664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9, 10] </text:p>
          </table:table-cell>
          <table:table-cell table:style-name="ce3" office:value-type="float" office:value="0.0365612648221" calcext:value-type="float">
            <text:p>0.0365612648</text:p>
          </table:table-cell>
          <table:table-cell table:style-name="ce3" office:value-type="float" office:value="0.298672566372" calcext:value-type="float">
            <text:p>0.2986725664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9] </text:p>
          </table:table-cell>
          <table:table-cell table:style-name="ce3" office:value-type="float" office:value="0.0378787878788" calcext:value-type="float">
            <text:p>0.0378787879</text:p>
          </table:table-cell>
          <table:table-cell table:style-name="ce3" office:value-type="float" office:value="0.400584795322" calcext:value-type="float">
            <text:p>0.4005847953</text:p>
          </table:table-cell>
          <table:table-cell office:value-type="float" office:value="0.951720595788" calcext:value-type="float">
            <text:p>0.9517205958</text:p>
          </table:table-cell>
          <table:table-cell table:style-name="ce19" office:value-type="float" office:value="0.203389830508" calcext:value-type="float">
            <text:p>0.2033898305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8, 9] </text:p>
          </table:table-cell>
          <table:table-cell table:style-name="ce3" office:value-type="float" office:value="0.0378787878788" calcext:value-type="float">
            <text:p>0.0378787879</text:p>
          </table:table-cell>
          <table:table-cell table:style-name="ce3" office:value-type="float" office:value="0.400584795322" calcext:value-type="float">
            <text:p>0.4005847953</text:p>
          </table:table-cell>
          <table:table-cell office:value-type="float" office:value="0.951720595788" calcext:value-type="float">
            <text:p>0.9517205958</text:p>
          </table:table-cell>
          <table:table-cell table:style-name="ce19" office:value-type="float" office:value="0.203389830508" calcext:value-type="float">
            <text:p>0.2033898305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9, 10] </text:p>
          </table:table-cell>
          <table:table-cell table:style-name="ce3" office:value-type="float" office:value="0.0378787878788" calcext:value-type="float">
            <text:p>0.0378787879</text:p>
          </table:table-cell>
          <table:table-cell table:style-name="ce3" office:value-type="float" office:value="0.400584795322" calcext:value-type="float">
            <text:p>0.4005847953</text:p>
          </table:table-cell>
          <table:table-cell office:value-type="float" office:value="0.951720595788" calcext:value-type="float">
            <text:p>0.9517205958</text:p>
          </table:table-cell>
          <table:table-cell table:style-name="ce19" office:value-type="float" office:value="0.203389830508" calcext:value-type="float">
            <text:p>0.2033898305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8705035971" calcext:value-type="float">
            <text:p>0.11870503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2, 8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982905982906" calcext:value-type="float">
            <text:p>0.0982905983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7021276596" calcext:value-type="float">
            <text:p>0.117021276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1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7021276596" calcext:value-type="float">
            <text:p>0.117021276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1, 8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7021276596" calcext:value-type="float">
            <text:p>0.117021276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6, 7, 10] </text:p>
          </table:table-cell>
          <table:table-cell table:style-name="ce3" office:value-type="float" office:value="0.0340360122969" calcext:value-type="float">
            <text:p>0.0340360123</text:p>
          </table:table-cell>
          <table:table-cell table:style-name="ce3" office:value-type="float" office:value="0.26231884058" calcext:value-type="float">
            <text:p>0.2623188406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7021276596" calcext:value-type="float">
            <text:p>0.117021276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6, 7, 8] </text:p>
          </table:table-cell>
          <table:table-cell table:style-name="ce3" office:value-type="float" office:value="0.0340360122969" calcext:value-type="float">
            <text:p>0.0340360123</text:p>
          </table:table-cell>
          <table:table-cell table:style-name="ce3" office:value-type="float" office:value="0.26231884058" calcext:value-type="float">
            <text:p>0.2623188406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117021276596" calcext:value-type="float">
            <text:p>0.117021276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9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113475177305" calcext:value-type="float">
            <text:p>0.1134751773</text:p>
          </table:table-cell>
          <table:table-cell office:value-type="float" office:value="0.95696400626" calcext:value-type="float">
            <text:p>0.9569640063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7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113475177305" calcext:value-type="float">
            <text:p>0.1134751773</text:p>
          </table:table-cell>
          <table:table-cell office:value-type="float" office:value="0.95696400626" calcext:value-type="float">
            <text:p>0.9569640063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7, 8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113475177305" calcext:value-type="float">
            <text:p>0.1134751773</text:p>
          </table:table-cell>
          <table:table-cell office:value-type="float" office:value="0.95696400626" calcext:value-type="float">
            <text:p>0.9569640063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5, 6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113475177305" calcext:value-type="float">
            <text:p>0.1134751773</text:p>
          </table:table-cell>
          <table:table-cell office:value-type="float" office:value="0.958127141226" calcext:value-type="float">
            <text:p>0.9581271412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7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504385964912" calcext:value-type="float">
            <text:p>0.0504385965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791366906475" calcext:value-type="float">
            <text:p>0.0791366906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1, 8, 10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63768115942" calcext:value-type="float">
            <text:p>0.0637681159</text:p>
          </table:table-cell>
          <table:table-cell office:value-type="float" office:value="0.950693374422" calcext:value-type="float">
            <text:p>0.9506933744</text:p>
          </table:table-cell>
          <table:table-cell office:value-type="float" office:value="0.186440677966" calcext:value-type="float">
            <text:p>0.186440678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785714285714" calcext:value-type="float">
            <text:p>0.0785714286</text:p>
          </table:table-cell>
          <table:table-cell office:value-type="float" office:value="0.958507803578" calcext:value-type="float">
            <text:p>0.958507803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8, 9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1" calcext:value-type="float">
            <text:p>0.1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110687022901" calcext:value-type="float">
            <text:p>0.1106870229</text:p>
          </table:table-cell>
          <table:table-cell office:value-type="float" office:value="0.942077415762" calcext:value-type="float">
            <text:p>0.9420774158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0778588807786" calcext:value-type="float">
            <text:p>0.0778588808</text:p>
          </table:table-cell>
          <table:table-cell office:value-type="float" office:value="0.958127141226" calcext:value-type="float">
            <text:p>0.9581271412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9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1" calcext:value-type="float">
            <text:p>0.1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110687022901" calcext:value-type="float">
            <text:p>0.1106870229</text:p>
          </table:table-cell>
          <table:table-cell office:value-type="float" office:value="0.942077415762" calcext:value-type="float">
            <text:p>0.9420774158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0778588807786" calcext:value-type="float">
            <text:p>0.0778588808</text:p>
          </table:table-cell>
          <table:table-cell office:value-type="float" office:value="0.958127141226" calcext:value-type="float">
            <text:p>0.9581271412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0, 8, 9] </text:p>
          </table:table-cell>
          <table:table-cell table:style-name="ce3" office:value-type="float" office:value="0.030303030303" calcext:value-type="float">
            <text:p>0.0303030303</text:p>
          </table:table-cell>
          <table:table-cell table:style-name="ce3"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0761904761905" calcext:value-type="float">
            <text:p>0.0761904762</text:p>
          </table:table-cell>
          <table:table-cell office:value-type="float" office:value="0.95696400626" calcext:value-type="float">
            <text:p>0.9569640063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7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504385964912" calcext:value-type="float">
            <text:p>0.0504385965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593525179856" calcext:value-type="float">
            <text:p>0.059352518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7, 10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504385964912" calcext:value-type="float">
            <text:p>0.0504385965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593525179856" calcext:value-type="float">
            <text:p>0.059352518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6, 10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25462962963" calcext:value-type="float">
            <text:p>0.025462963</text:p>
          </table:table-cell>
          <table:table-cell office:value-type="float" office:value="0.953510895884" calcext:value-type="float">
            <text:p>0.9535108959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0460317460317" calcext:value-type="float">
            <text:p>0.046031746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0942760943" calcext:value-type="float">
            <text:p>0.0260942761</text:p>
          </table:table-cell>
          <table:table-cell office:value-type="float" office:value="0.0569852941176" calcext:value-type="float">
            <text:p>0.0569852941</text:p>
          </table:table-cell>
          <table:table-cell office:value-type="float" office:value="0.957746478873" calcext:value-type="float">
            <text:p>0.9577464789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7, 8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504385964912" calcext:value-type="float">
            <text:p>0.0504385965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481751824818" calcext:value-type="float">
            <text:p>0.0481751825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7, 8] </text:p>
          </table:table-cell>
          <table:table-cell table:style-name="ce3" office:value-type="float" office:value="0.030303030303" calcext:value-type="float">
            <text:p>0.0303030303</text:p>
          </table:table-cell>
          <table:table-cell office:value-type="float" office:value="0.0504385964912" calcext:value-type="float">
            <text:p>0.0504385965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384615384615" calcext:value-type="float">
            <text:p>0.0384615385</text:p>
          </table:table-cell>
          <table:table-cell table:style-name="ce3"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table:style-name="ce3" office:value-type="float" office:value="0.0277777777778" calcext:value-type="float">
            <text:p>0.0277777778</text:p>
          </table:table-cell>
          <table:table-cell office:value-type="float" office:value="0.0478260869565" calcext:value-type="float">
            <text:p>0.047826087</text:p>
          </table:table-cell>
          <table:table-cell office:value-type="float" office:value="0.957355242567" calcext:value-type="float">
            <text:p>0.9573552426</text:p>
          </table:table-cell>
          <table:table-cell table:style-name="ce3" office:value-type="float" office:value="0.232394366197" calcext:value-type="float">
            <text:p>0.23239436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5, 10] </text:p>
          </table:table-cell>
          <table:table-cell office:value-type="float" office:value="0.0276679841897" calcext:value-type="float">
            <text:p>0.0276679842</text:p>
          </table:table-cell>
          <table:table-cell office:value-type="float" office:value="0.0294117647059" calcext:value-type="float">
            <text:p>0.0294117647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0604166666667" calcext:value-type="float">
            <text:p>0.0604166667</text:p>
          </table:table-cell>
          <table:table-cell office:value-type="float" office:value="0.942077415762" calcext:value-type="float">
            <text:p>0.9420774158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0416666666667" calcext:value-type="float">
            <text:p>0.0416666667</text:p>
          </table:table-cell>
          <table:table-cell office:value-type="float" office:value="0.959229058562" calcext:value-type="float">
            <text:p>0.9592290586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5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342679127726" calcext:value-type="float">
            <text:p>0.0342679128</text:p>
          </table:table-cell>
          <table:table-cell office:value-type="float" office:value="0.952143569292" calcext:value-type="float">
            <text:p>0.9521435693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58974358974" calcext:value-type="float">
            <text:p>0.0358974359</text:p>
          </table:table-cell>
          <table:table-cell office:value-type="float" office:value="0.0593220338983" calcext:value-type="float">
            <text:p>0.0593220339</text:p>
          </table:table-cell>
          <table:table-cell office:value-type="float" office:value="0.943609022556" calcext:value-type="float">
            <text:p>0.9436090226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026936026936" calcext:value-type="float">
            <text:p>0.0269360269</text:p>
          </table:table-cell>
          <table:table-cell office:value-type="float" office:value="0.0410256410256" calcext:value-type="float">
            <text:p>0.041025641</text:p>
          </table:table-cell>
          <table:table-cell office:value-type="float" office:value="0.959229058562" calcext:value-type="float">
            <text:p>0.9592290586</text:p>
          </table:table-cell>
          <table:table-cell office:value-type="float" office:value="0.225352112676" calcext:value-type="float">
            <text:p>0.2253521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5, 8] </text:p>
          </table:table-cell>
          <table:table-cell office:value-type="float" office:value="0.0276679841897" calcext:value-type="float">
            <text:p>0.0276679842</text:p>
          </table:table-cell>
          <table:table-cell office:value-type="float" office:value="0.0294117647059" calcext:value-type="float">
            <text:p>0.0294117647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0604166666667" calcext:value-type="float">
            <text:p>0.0604166667</text:p>
          </table:table-cell>
          <table:table-cell office:value-type="float" office:value="0.942077415762" calcext:value-type="float">
            <text:p>0.9420774158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0942760943" calcext:value-type="float">
            <text:p>0.0260942761</text:p>
          </table:table-cell>
          <table:table-cell office:value-type="float" office:value="0.0410052910053" calcext:value-type="float">
            <text:p>0.041005291</text:p>
          </table:table-cell>
          <table:table-cell office:value-type="float" office:value="0.95885841364" calcext:value-type="float">
            <text:p>0.9588584136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8, 10] </text:p>
          </table:table-cell>
          <table:table-cell office:value-type="float" office:value="0.0250329380764" calcext:value-type="float">
            <text:p>0.0250329381</text:p>
          </table:table-cell>
          <table:table-cell office:value-type="float" office:value="0.020652173913" calcext:value-type="float">
            <text:p>0.0206521739</text:p>
          </table:table-cell>
          <table:table-cell office:value-type="float" office:value="0.950648055833" calcext:value-type="float">
            <text:p>0.9506480558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0253393665158" calcext:value-type="float">
            <text:p>0.0253393665</text:p>
          </table:table-cell>
          <table:table-cell office:value-type="float" office:value="0.026529026529" calcext:value-type="float">
            <text:p>0.0265290265</text:p>
          </table:table-cell>
          <table:table-cell office:value-type="float" office:value="0.940886699507" calcext:value-type="float">
            <text:p>0.9408866995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0262237762238" calcext:value-type="float">
            <text:p>0.0262237762</text:p>
          </table:table-cell>
          <table:table-cell office:value-type="float" office:value="0.0399759843899" calcext:value-type="float">
            <text:p>0.0399759844</text:p>
          </table:table-cell>
          <table:table-cell office:value-type="float" office:value="0.956634544107" calcext:value-type="float">
            <text:p>0.9566345441</text:p>
          </table:table-cell>
          <table:table-cell office:value-type="float" office:value="0.176056338028" calcext:value-type="float">
            <text:p>0.1760563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5, 6, 8] </text:p>
          </table:table-cell>
          <table:table-cell office:value-type="float" office:value="0.0289855072464" calcext:value-type="float">
            <text:p>0.0289855072</text:p>
          </table:table-cell>
          <table:table-cell office:value-type="float" office:value="0.0228452751817" calcext:value-type="float">
            <text:p>0.0228452752</text:p>
          </table:table-cell>
          <table:table-cell office:value-type="float" office:value="0.953510895884" calcext:value-type="float">
            <text:p>0.9535108959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0460317460317" calcext:value-type="float">
            <text:p>0.046031746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52525252525" calcext:value-type="float">
            <text:p>0.0252525253</text:p>
          </table:table-cell>
          <table:table-cell office:value-type="float" office:value="0.0373134328358" calcext:value-type="float">
            <text:p>0.0373134328</text:p>
          </table:table-cell>
          <table:table-cell office:value-type="float" office:value="0.957365816521" calcext:value-type="float">
            <text:p>0.9573658165</text:p>
          </table:table-cell>
          <table:table-cell office:value-type="float" office:value="0.211267605634" calcext:value-type="float">
            <text:p>0.21126760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7, 8, 10] </text:p>
          </table:table-cell>
          <table:table-cell table:style-name="ce3" office:value-type="float" office:value="0.0340360122969" calcext:value-type="float">
            <text:p>0.0340360123</text:p>
          </table:table-cell>
          <table:table-cell office:value-type="float" office:value="0.0672839506173" calcext:value-type="float">
            <text:p>0.0672839506</text:p>
          </table:table-cell>
          <table:table-cell office:value-type="float" office:value="0.951206985105" calcext:value-type="float">
            <text:p>0.9512069851</text:p>
          </table:table-cell>
          <table:table-cell table:style-name="ce19" office:value-type="float" office:value="0.194915254237" calcext:value-type="float">
            <text:p>0.1949152542</text:p>
          </table:table-cell>
          <table:table-cell table:style-name="ce3" office:value-type="float" office:value="0.0448717948718" calcext:value-type="float">
            <text:p>0.0448717949</text:p>
          </table:table-cell>
          <table:table-cell office:value-type="float" office:value="0.139973958333" calcext:value-type="float">
            <text:p>0.1399739583</text:p>
          </table:table-cell>
          <table:table-cell office:value-type="float" office:value="0.94042799306" calcext:value-type="float">
            <text:p>0.9404279931</text:p>
          </table:table-cell>
          <table:table-cell table:style-name="ce19" office:value-type="float" office:value="0.225563909774" calcext:value-type="float">
            <text:p>0.2255639098</text:p>
          </table:table-cell>
          <table:table-cell office:value-type="float" office:value="0.0244107744108" calcext:value-type="float">
            <text:p>0.0244107744</text:p>
          </table:table-cell>
          <table:table-cell office:value-type="float" office:value="0.0368956743003" calcext:value-type="float">
            <text:p>0.0368956743</text:p>
          </table:table-cell>
          <table:table-cell office:value-type="float" office:value="0.956985154168" calcext:value-type="float">
            <text:p>0.9569851542</text:p>
          </table:table-cell>
          <table:table-cell office:value-type="float" office:value="0.204225352113" calcext:value-type="float">
            <text:p>0.20422535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5, 10] </text:p>
          </table:table-cell>
          <table:table-cell office:value-type="float" office:value="0.0276679841897" calcext:value-type="float">
            <text:p>0.0276679842</text:p>
          </table:table-cell>
          <table:table-cell office:value-type="float" office:value="0.0257352941176" calcext:value-type="float">
            <text:p>0.0257352941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table:style-name="ce3" office:value-type="float" office:value="0.0490138067061" calcext:value-type="float">
            <text:p>0.0490138067</text:p>
          </table:table-cell>
          <table:table-cell office:value-type="float" office:value="0.108020050125" calcext:value-type="float">
            <text:p>0.1080200501</text:p>
          </table:table-cell>
          <table:table-cell office:value-type="float" office:value="0.946294307197" calcext:value-type="float">
            <text:p>0.9462943072</text:p>
          </table:table-cell>
          <table:table-cell table:style-name="ce19" office:value-type="float" office:value="0.248120300752" calcext:value-type="float">
            <text:p>0.2481203008</text:p>
          </table:table-cell>
          <table:table-cell office:value-type="float" office:value="0.0252525252525" calcext:value-type="float">
            <text:p>0.0252525253</text:p>
          </table:table-cell>
          <table:table-cell office:value-type="float" office:value="0.0345622119816" calcext:value-type="float">
            <text:p>0.034562212</text:p>
          </table:table-cell>
          <table:table-cell office:value-type="float" office:value="0.958487768718" calcext:value-type="float">
            <text:p>0.9584877687</text:p>
          </table:table-cell>
          <table:table-cell office:value-type="float" office:value="0.211267605634" calcext:value-type="float">
            <text:p>0.21126760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5, 8] </text:p>
          </table:table-cell>
          <table:table-cell office:value-type="float" office:value="0.0276679841897" calcext:value-type="float">
            <text:p>0.0276679842</text:p>
          </table:table-cell>
          <table:table-cell office:value-type="float" office:value="0.0257352941176" calcext:value-type="float">
            <text:p>0.0257352941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table:style-name="ce3" office:value-type="float" office:value="0.0490138067061" calcext:value-type="float">
            <text:p>0.0490138067</text:p>
          </table:table-cell>
          <table:table-cell office:value-type="float" office:value="0.108020050125" calcext:value-type="float">
            <text:p>0.1080200501</text:p>
          </table:table-cell>
          <table:table-cell office:value-type="float" office:value="0.946294307197" calcext:value-type="float">
            <text:p>0.9462943072</text:p>
          </table:table-cell>
          <table:table-cell table:style-name="ce19" office:value-type="float" office:value="0.248120300752" calcext:value-type="float">
            <text:p>0.2481203008</text:p>
          </table:table-cell>
          <table:table-cell office:value-type="float" office:value="0.0252525252525" calcext:value-type="float">
            <text:p>0.0252525253</text:p>
          </table:table-cell>
          <table:table-cell office:value-type="float" office:value="0.0345622119816" calcext:value-type="float">
            <text:p>0.034562212</text:p>
          </table:table-cell>
          <table:table-cell office:value-type="float" office:value="0.958487768718" calcext:value-type="float">
            <text:p>0.9584877687</text:p>
          </table:table-cell>
          <table:table-cell office:value-type="float" office:value="0.211267605634" calcext:value-type="float">
            <text:p>0.21126760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8, 9, 10] </text:p>
          </table:table-cell>
          <table:table-cell table:style-name="ce3" office:value-type="float" office:value="0.0365612648221" calcext:value-type="float">
            <text:p>0.0365612648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0.952642073779" calcext:value-type="float">
            <text:p>0.9526420738</text:p>
          </table:table-cell>
          <table:table-cell table:style-name="ce19" office:value-type="float" office:value="0.194915254237" calcext:value-type="float">
            <text:p>0.1949152542</text:p>
          </table:table-cell>
          <table:table-cell office:value-type="float" office:value="0.0371794871795" calcext:value-type="float">
            <text:p>0.0371794872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42077415762" calcext:value-type="float">
            <text:p>0.9420774158</text:p>
          </table:table-cell>
          <table:table-cell office:value-type="float" office:value="0.218045112782" calcext:value-type="float">
            <text:p>0.2180451128</text:p>
          </table:table-cell>
          <table:table-cell office:value-type="float" office:value="0.0260942760943" calcext:value-type="float">
            <text:p>0.0260942761</text:p>
          </table:table-cell>
          <table:table-cell office:value-type="float" office:value="0.0267011197244" calcext:value-type="float">
            <text:p>0.0267011197</text:p>
          </table:table-cell>
          <table:table-cell office:value-type="float" office:value="0.95885841364" calcext:value-type="float">
            <text:p>0.9588584136</text:p>
          </table:table-cell>
          <table:table-cell office:value-type="float" office:value="0.218309859155" calcext:value-type="float">
            <text:p>0.2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10] </text:p>
          </table:table-cell>
          <table:table-cell office:value-type="float" office:value="0.0210803689065" calcext:value-type="float">
            <text:p>0.0210803689</text:p>
          </table:table-cell>
          <table:table-cell office:value-type="float" office:value="0.0275387263339" calcext:value-type="float">
            <text:p>0.0275387263</text:p>
          </table:table-cell>
          <table:table-cell office:value-type="float" office:value="0.947611710324" calcext:value-type="float">
            <text:p>0.9476117103</text:p>
          </table:table-cell>
          <table:table-cell office:value-type="float" office:value="0.135593220339" calcext:value-type="float">
            <text:p>0.1355932203</text:p>
          </table:table-cell>
          <table:table-cell office:value-type="float" office:value="0.0307692307692" calcext:value-type="float">
            <text:p>0.0307692308</text:p>
          </table:table-cell>
          <table:table-cell office:value-type="float" office:value="0.0353460972018" calcext:value-type="float">
            <text:p>0.0353460972</text:p>
          </table:table-cell>
          <table:table-cell office:value-type="float" office:value="0.936957779063" calcext:value-type="float">
            <text:p>0.9369577791</text:p>
          </table:table-cell>
          <table:table-cell office:value-type="float" office:value="0.18045112782" calcext:value-type="float">
            <text:p>0.1804511278</text:p>
          </table:table-cell>
          <table:table-cell office:value-type="float" office:value="0.0176767676768" calcext:value-type="float">
            <text:p>0.0176767677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952660406886" calcext:value-type="float">
            <text:p>0.9526604069</text:p>
          </table:table-cell>
          <table:table-cell office:value-type="float" office:value="0.147887323944" calcext:value-type="float">
            <text:p>0.14788732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4, 8] </text:p>
          </table:table-cell>
          <table:table-cell office:value-type="float" office:value="0.0210803689065" calcext:value-type="float">
            <text:p>0.0210803689</text:p>
          </table:table-cell>
          <table:table-cell office:value-type="float" office:value="0.0246913580247" calcext:value-type="float">
            <text:p>0.024691358</text:p>
          </table:table-cell>
          <table:table-cell office:value-type="float" office:value="0.947611710324" calcext:value-type="float">
            <text:p>0.9476117103</text:p>
          </table:table-cell>
          <table:table-cell office:value-type="float" office:value="0.135593220339" calcext:value-type="float">
            <text:p>0.1355932203</text:p>
          </table:table-cell>
          <table:table-cell office:value-type="float" office:value="0.0307692307692" calcext:value-type="float">
            <text:p>0.0307692308</text:p>
          </table:table-cell>
          <table:table-cell office:value-type="float" office:value="0.0349854227405" calcext:value-type="float">
            <text:p>0.0349854227</text:p>
          </table:table-cell>
          <table:table-cell office:value-type="float" office:value="0.936957779063" calcext:value-type="float">
            <text:p>0.9369577791</text:p>
          </table:table-cell>
          <table:table-cell office:value-type="float" office:value="0.18045112782" calcext:value-type="float">
            <text:p>0.1804511278</text:p>
          </table:table-cell>
          <table:table-cell office:value-type="float" office:value="0.0176767676768" calcext:value-type="float">
            <text:p>0.0176767677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952660406886" calcext:value-type="float">
            <text:p>0.9526604069</text:p>
          </table:table-cell>
          <table:table-cell office:value-type="float" office:value="0.147887323944" calcext:value-type="float">
            <text:p>0.14788732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3, 8, 10] </text:p>
          </table:table-cell>
          <table:table-cell office:value-type="float" office:value="0.0144927536232" calcext:value-type="float">
            <text:p>0.0144927536</text:p>
          </table:table-cell>
          <table:table-cell office:value-type="float" office:value="0.0161764705882" calcext:value-type="float">
            <text:p>0.0161764706</text:p>
          </table:table-cell>
          <table:table-cell office:value-type="float" office:value="0.945043656908" calcext:value-type="float">
            <text:p>0.9450436569</text:p>
          </table:table-cell>
          <table:table-cell office:value-type="float" office:value="0.0932203389831" calcext:value-type="float">
            <text:p>0.093220339</text:p>
          </table:table-cell>
          <table:table-cell office:value-type="float" office:value="0.0343137254902" calcext:value-type="float">
            <text:p>0.0343137255</text:p>
          </table:table-cell>
          <table:table-cell office:value-type="float" office:value="0.0713675213675" calcext:value-type="float">
            <text:p>0.0713675214</text:p>
          </table:table-cell>
          <table:table-cell office:value-type="float" office:value="0.938114517062" calcext:value-type="float">
            <text:p>0.9381145171</text:p>
          </table:table-cell>
          <table:table-cell office:value-type="float" office:value="0.195488721805" calcext:value-type="float">
            <text:p>0.1954887218</text:p>
          </table:table-cell>
          <table:table-cell office:value-type="float" office:value="0.0210437710438" calcext:value-type="float">
            <text:p>0.021043771</text:p>
          </table:table-cell>
          <table:table-cell office:value-type="float" office:value="0.0237416904084" calcext:value-type="float">
            <text:p>0.0237416904</text:p>
          </table:table-cell>
          <table:table-cell office:value-type="float" office:value="0.954225352113" calcext:value-type="float">
            <text:p>0.9542253521</text:p>
          </table:table-cell>
          <table:table-cell office:value-type="float" office:value="0.176056338028" calcext:value-type="float">
            <text:p>0.1760563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4, 8, 10] </text:p>
          </table:table-cell>
          <table:table-cell office:value-type="float" office:value="0.0223978919631" calcext:value-type="float">
            <text:p>0.022397892</text:p>
          </table:table-cell>
          <table:table-cell office:value-type="float" office:value="0.0272873194222" calcext:value-type="float">
            <text:p>0.0272873194</text:p>
          </table:table-cell>
          <table:table-cell office:value-type="float" office:value="0.949651046859" calcext:value-type="float">
            <text:p>0.9496510469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0307692307692" calcext:value-type="float">
            <text:p>0.0307692308</text:p>
          </table:table-cell>
          <table:table-cell office:value-type="float" office:value="0.0336134453782" calcext:value-type="float">
            <text:p>0.0336134454</text:p>
          </table:table-cell>
          <table:table-cell office:value-type="float" office:value="0.936957779063" calcext:value-type="float">
            <text:p>0.9369577791</text:p>
          </table:table-cell>
          <table:table-cell office:value-type="float" office:value="0.18045112782" calcext:value-type="float">
            <text:p>0.1804511278</text:p>
          </table:table-cell>
          <table:table-cell office:value-type="float" office:value="0.0143097643098" calcext:value-type="float">
            <text:p>0.0143097643</text:p>
          </table:table-cell>
          <table:table-cell office:value-type="float" office:value="0.0196759259259" calcext:value-type="float">
            <text:p>0.0196759259</text:p>
          </table:table-cell>
          <table:table-cell office:value-type="float" office:value="0.951095461659" calcext:value-type="float">
            <text:p>0.9510954617</text:p>
          </table:table-cell>
          <table:table-cell office:value-type="float" office:value="0.119718309859" calcext:value-type="float">
            <text:p>0.11971830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6, 8, 10] </text:p>
          </table:table-cell>
          <table:table-cell office:value-type="float" office:value="0.0286012296882" calcext:value-type="float">
            <text:p>0.0286012297</text:p>
          </table:table-cell>
          <table:table-cell office:value-type="float" office:value="0.0800036489692" calcext:value-type="float">
            <text:p>0.080003649</text:p>
          </table:table-cell>
          <table:table-cell office:value-type="float" office:value="0.948125321007" calcext:value-type="float">
            <text:p>0.948125321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0320512820513" calcext:value-type="float">
            <text:p>0.0320512821</text:p>
          </table:table-cell>
          <table:table-cell office:value-type="float" office:value="0.0229357798165" calcext:value-type="float">
            <text:p>0.0229357798</text:p>
          </table:table-cell>
          <table:table-cell office:value-type="float" office:value="0.941997851772" calcext:value-type="float">
            <text:p>0.9419978518</text:p>
          </table:table-cell>
          <table:table-cell office:value-type="float" office:value="0.187969924812" calcext:value-type="float">
            <text:p>0.1879699248</text:p>
          </table:table-cell>
          <table:table-cell office:value-type="float" office:value="0.016835016835" calcext:value-type="float">
            <text:p>0.0168350168</text:p>
          </table:table-cell>
          <table:table-cell office:value-type="float" office:value="0.0185528756957" calcext:value-type="float">
            <text:p>0.0185528757</text:p>
          </table:table-cell>
          <table:table-cell office:value-type="float" office:value="0.952269170579" calcext:value-type="float">
            <text:p>0.9522691706</text:p>
          </table:table-cell>
          <table:table-cell office:value-type="float" office:value="0.140845070423" calcext:value-type="float">
            <text:p>0.1408450704</text:p>
          </table:table-cell>
          <table:table-cell table:number-columns-repeated="1011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4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/>
          <table:table-cell table:style-name="ce1" office:value-type="string" calcext:value-type="string">
            <text:p>S3 Recall</text:p>
          </table:table-cell>
          <table:table-cell table:style-name="ce1" office:value-type="string" calcext:value-type="string">
            <text:p>S3 Precision</text:p>
          </table:table-cell>
          <table:table-cell table:style-name="ce1" office:value-type="string" calcext:value-type="string">
            <text:p>S3 Accuracy</text:p>
          </table:table-cell>
          <table:table-cell table:style-name="ce8" office:value-type="string" calcext:value-type="string">
            <text:p>S3 Accuracy Micro</text:p>
          </table:table-cell>
          <table:table-cell table:style-name="ce1" office:value-type="string" calcext:value-type="string">
            <text:p>S4 Recall</text:p>
          </table:table-cell>
          <table:table-cell table:style-name="ce1" office:value-type="string" calcext:value-type="string">
            <text:p>S4 Precision</text:p>
          </table:table-cell>
          <table:table-cell table:style-name="ce1" office:value-type="string" calcext:value-type="string">
            <text:p>S4 Accuracy</text:p>
          </table:table-cell>
          <table:table-cell table:style-name="ce8" office:value-type="string" calcext:value-type="string">
            <text:p>S4 Accuracy Micro</text:p>
          </table:table-cell>
          <table:table-cell table:style-name="ce1" office:value-type="string" calcext:value-type="string">
            <text:p>S5 Recall</text:p>
          </table:table-cell>
          <table:table-cell table:style-name="ce1" office:value-type="string" calcext:value-type="string">
            <text:p>S5 Precision</text:p>
          </table:table-cell>
          <table:table-cell table:style-name="ce1" office:value-type="string" calcext:value-type="string">
            <text:p>S5 Accuracy</text:p>
          </table:table-cell>
          <table:table-cell table:style-name="ce8" office:value-type="string" calcext:value-type="string">
            <text:p>S5 Accuracy Micro</text:p>
          </table:table-cell>
          <table:table-cell table:style-name="ce22" table:number-columns-repeated="14"/>
          <table:table-cell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4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396396396396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table:style-name="ce3" office:value-type="string" calcext:value-type="string">
            <text:p>0.0435897435897</text:p>
          </table:table-cell>
          <table:table-cell table:style-name="ce3" office:value-type="string" calcext:value-type="string">
            <text:p>0.309917355372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338804713805</text:p>
          </table:table-cell>
          <table:table-cell table:style-name="ce3" office:value-type="string" calcext:value-type="string">
            <text:p>0.309259259259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491071428571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table:style-name="ce3" office:value-type="string" calcext:value-type="string">
            <text:p>0.0435897435897</text:p>
          </table:table-cell>
          <table:table-cell table:style-name="ce3" office:value-type="string" calcext:value-type="string">
            <text:p>0.248333333333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338804713805</text:p>
          </table:table-cell>
          <table:table-cell table:style-name="ce3" office:value-type="string" calcext:value-type="string">
            <text:p>0.24776119403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6]</text:p>
          </table:table-cell>
          <table:table-cell table:style-name="ce3" office:value-type="string" calcext:value-type="string">
            <text:p>0.0327184892402</text:p>
          </table:table-cell>
          <table:table-cell office:value-type="string" calcext:value-type="string">
            <text:p>0.0893939393939</text:p>
          </table:table-cell>
          <table:table-cell office:value-type="string" calcext:value-type="string">
            <text:p>0.952143569292</text:p>
          </table:table-cell>
          <table:table-cell office:value-type="string" calcext:value-type="string">
            <text:p>0.186440677966</text:p>
          </table:table-cell>
          <table:table-cell office:value-type="string" calcext:value-type="string">
            <text:p>0.0358974358974</text:p>
          </table:table-cell>
          <table:table-cell office:value-type="string" calcext:value-type="string">
            <text:p>0.0395480225989</text:p>
          </table:table-cell>
          <table:table-cell office:value-type="string" calcext:value-type="string">
            <text:p>0.939271255061</text:p>
          </table:table-cell>
          <table:table-cell office:value-type="string" calcext:value-type="string">
            <text:p>0.210526315789</text:p>
          </table:table-cell>
          <table:table-cell table:style-name="ce3" office:value-type="string" calcext:value-type="string">
            <text:p>0.0303677803678</text:p>
          </table:table-cell>
          <table:table-cell table:style-name="ce3" office:value-type="string" calcext:value-type="string">
            <text:p>0.247692307692</text:p>
          </table:table-cell>
          <table:table-cell office:value-type="string" calcext:value-type="string">
            <text:p>0.958507803578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[0,</text:p>
          </table:table-cell>
          <table:table-cell table:style-name="ce11" office:value-type="string" calcext:value-type="string">
            <text:p>1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0,</text:p>
          </table:table-cell>
          <table:table-cell table:style-name="ce11" office:value-type="string" calcext:value-type="string">
            <text:p>2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5]</text:p>
          </table:table-cell>
          <table:table-cell table:style-name="ce3" office:value-type="string" calcext:value-type="string">
            <text:p>0.030303030303</text:p>
          </table:table-cell>
          <table:table-cell table:style-name="ce3" office:value-type="string" calcext:value-type="string">
            <text:p>0.194915254237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office:value-type="string" calcext:value-type="string">
            <text:p>0.116279069767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6]</text:p>
          </table:table-cell>
          <table:table-cell table:style-name="ce3" office:value-type="string" calcext:value-type="string">
            <text:p>0.030303030303</text:p>
          </table:table-cell>
          <table:table-cell table:style-name="ce3" office:value-type="string" calcext:value-type="string">
            <text:p>0.194915254237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office:value-type="string" calcext:value-type="string">
            <text:p>0.116279069767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0,</text:p>
          </table:table-cell>
          <table:table-cell table:style-name="ce11" office:value-type="string" calcext:value-type="string">
            <text:p>7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2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3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4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5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6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7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1,</text:p>
          </table:table-cell>
          <table:table-cell table:style-name="ce11" office:value-type="string" calcext:value-type="string">
            <text:p>9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3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4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5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6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7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9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5,</text:p>
          </table:table-cell>
          <table:table-cell table:style-name="ce11" office:value-type="string" calcext:value-type="string">
            <text:p>7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6,</text:p>
          </table:table-cell>
          <table:table-cell table:style-name="ce11" office:value-type="string" calcext:value-type="string">
            <text:p>9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[7,</text:p>
          </table:table-cell>
          <table:table-cell table:style-name="ce11" office:value-type="string" calcext:value-type="string">
            <text:p>9]</text:p>
          </table:table-cell>
          <table:table-cell table:style-name="ce14" office:value-type="string" calcext:value-type="string">
            <text:p>0.030303030303</text:p>
          </table:table-cell>
          <table:table-cell table:style-name="ce14" office:value-type="string" calcext:value-type="string">
            <text:p>0.194915254237</text:p>
          </table:table-cell>
          <table:table-cell table:style-name="ce11" office:value-type="string" calcext:value-type="string">
            <text:p>0.951206985105</text:p>
          </table:table-cell>
          <table:table-cell table:style-name="ce24" office:value-type="string" calcext:value-type="string">
            <text:p>0.194915254237</text:p>
          </table:table-cell>
          <table:table-cell table:style-name="ce14" office:value-type="string" calcext:value-type="string">
            <text:p>0.0384615384615</text:p>
          </table:table-cell>
          <table:table-cell table:style-name="ce14" office:value-type="string" calcext:value-type="string">
            <text:p>0.225563909774</text:p>
          </table:table-cell>
          <table:table-cell table:style-name="ce11" office:value-type="string" calcext:value-type="string">
            <text:p>0.94042799306</text:p>
          </table:table-cell>
          <table:table-cell table:style-name="ce24" office:value-type="string" calcext:value-type="string">
            <text:p>0.225563909774</text:p>
          </table:table-cell>
          <table:table-cell table:style-name="ce14" office:value-type="string" calcext:value-type="string">
            <text:p>0.0277777777778</text:p>
          </table:table-cell>
          <table:table-cell table:style-name="ce14" office:value-type="string" calcext:value-type="string">
            <text:p>0.232394366197</text:p>
          </table:table-cell>
          <table:table-cell table:style-name="ce11" office:value-type="string" calcext:value-type="string">
            <text:p>0.957355242567</text:p>
          </table:table-cell>
          <table:table-cell table:style-name="ce1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table:style-name="ce2" office:value-type="string" calcext:value-type="string">
            <text:p>[8,</text:p>
          </table:table-cell>
          <table:table-cell table:style-name="ce2" office:value-type="string" calcext:value-type="string">
            <text:p>10]</text:p>
          </table:table-cell>
          <table:table-cell table:style-name="ce4" office:value-type="string" calcext:value-type="string">
            <text:p>0.030303030303</text:p>
          </table:table-cell>
          <table:table-cell table:style-name="ce4" office:value-type="string" calcext:value-type="string">
            <text:p>0.194915254237</text:p>
          </table:table-cell>
          <table:table-cell table:style-name="ce2" office:value-type="string" calcext:value-type="string">
            <text:p>0.951206985105</text:p>
          </table:table-cell>
          <table:table-cell table:style-name="ce26" office:value-type="string" calcext:value-type="string">
            <text:p>0.194915254237</text:p>
          </table:table-cell>
          <table:table-cell table:style-name="ce4" office:value-type="string" calcext:value-type="string">
            <text:p>0.0384615384615</text:p>
          </table:table-cell>
          <table:table-cell table:style-name="ce4" office:value-type="string" calcext:value-type="string">
            <text:p>0.225563909774</text:p>
          </table:table-cell>
          <table:table-cell table:style-name="ce2" office:value-type="string" calcext:value-type="string">
            <text:p>0.94042799306</text:p>
          </table:table-cell>
          <table:table-cell table:style-name="ce26" office:value-type="string" calcext:value-type="string">
            <text:p>0.225563909774</text:p>
          </table:table-cell>
          <table:table-cell table:style-name="ce4" office:value-type="string" calcext:value-type="string">
            <text:p>0.0277777777778</text:p>
          </table:table-cell>
          <table:table-cell table:style-name="ce4" office:value-type="string" calcext:value-type="string">
            <text:p>0.232394366197</text:p>
          </table:table-cell>
          <table:table-cell table:style-name="ce2" office:value-type="string" calcext:value-type="string">
            <text:p>0.957355242567</text:p>
          </table:table-cell>
          <table:table-cell table:style-name="ce4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263504611331</text:p>
          </table:table-cell>
          <table:table-cell office:value-type="string" calcext:value-type="string">
            <text:p>0.0185528756957</text:p>
          </table:table-cell>
          <table:table-cell office:value-type="string" calcext:value-type="string">
            <text:p>0.951146560319</text:p>
          </table:table-cell>
          <table:table-cell office:value-type="string" calcext:value-type="string">
            <text:p>0.169491525424</text:p>
          </table:table-cell>
          <table:table-cell table:style-name="ce3" office:value-type="string" calcext:value-type="string">
            <text:p>0.0580128205128</text:p>
          </table:table-cell>
          <table:table-cell office:value-type="string" calcext:value-type="string">
            <text:p>0.133862433862</text:p>
          </table:table-cell>
          <table:table-cell office:value-type="string" calcext:value-type="string">
            <text:p>0.946294307197</text:p>
          </table:table-cell>
          <table:table-cell table:style-name="ce25" office:value-type="string" calcext:value-type="string">
            <text:p>0.248120300752</text:p>
          </table:table-cell>
          <table:table-cell table:style-name="ce3" office:value-type="string" calcext:value-type="string">
            <text:p>0.0318084693085</text:p>
          </table:table-cell>
          <table:table-cell office:value-type="string" calcext:value-type="string">
            <text:p>0.158085277554</text:p>
          </table:table-cell>
          <table:table-cell office:value-type="string" calcext:value-type="string">
            <text:p>0.956985154168</text:p>
          </table:table-cell>
          <table:table-cell office:value-type="string" calcext:value-type="string">
            <text:p>0.204225352113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6]</text:p>
          </table:table-cell>
          <table:table-cell table:style-name="ce3" office:value-type="string" calcext:value-type="string">
            <text:p>0.0327184892402</text:p>
          </table:table-cell>
          <table:table-cell office:value-type="string" calcext:value-type="string">
            <text:p>0.0893939393939</text:p>
          </table:table-cell>
          <table:table-cell office:value-type="string" calcext:value-type="string">
            <text:p>0.952143569292</text:p>
          </table:table-cell>
          <table:table-cell office:value-type="string" calcext:value-type="string">
            <text:p>0.186440677966</text:p>
          </table:table-cell>
          <table:table-cell office:value-type="string" calcext:value-type="string">
            <text:p>0.0358974358974</text:p>
          </table:table-cell>
          <table:table-cell office:value-type="string" calcext:value-type="string">
            <text:p>0.0466666666667</text:p>
          </table:table-cell>
          <table:table-cell office:value-type="string" calcext:value-type="string">
            <text:p>0.939271255061</text:p>
          </table:table-cell>
          <table:table-cell office:value-type="string" calcext:value-type="string">
            <text:p>0.210526315789</text:p>
          </table:table-cell>
          <table:table-cell table:style-name="ce3" office:value-type="string" calcext:value-type="string">
            <text:p>0.0286842786843</text:p>
          </table:table-cell>
          <table:table-cell office:value-type="string" calcext:value-type="string">
            <text:p>0.149168853893</text:p>
          </table:table-cell>
          <table:table-cell office:value-type="string" calcext:value-type="string">
            <text:p>0.957746478873</text:p>
          </table:table-cell>
          <table:table-cell office:value-type="string" calcext:value-type="string">
            <text:p>0.218309859155</text:p>
          </table:table-cell>
          <table:table-cell table:style-name="ce22" table:number-columns-repeated="14"/>
          <table:table-cell table:number-columns-repeated="996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263504611331</text:p>
          </table:table-cell>
          <table:table-cell office:value-type="string" calcext:value-type="string">
            <text:p>0.0171821305842</text:p>
          </table:table-cell>
          <table:table-cell office:value-type="string" calcext:value-type="string">
            <text:p>0.952542372881</text:p>
          </table:table-cell>
          <table:table-cell office:value-type="string" calcext:value-type="string">
            <text:p>0.169491525424</text:p>
          </table:table-cell>
          <table:table-cell table:style-name="ce3" office:value-type="string" calcext:value-type="string">
            <text:p>0.0580128205128</text:p>
          </table:table-cell>
          <table:table-cell office:value-type="string" calcext:value-type="string">
            <text:p>0.133862433862</text:p>
          </table:table-cell>
          <table:table-cell office:value-type="string" calcext:value-type="string">
            <text:p>0.946294307197</text:p>
          </table:table-cell>
          <table:table-cell table:style-name="ce25" office:value-type="string" calcext:value-type="string">
            <text:p>0.248120300752</text:p>
          </table:table-cell>
          <table:table-cell table:style-name="ce3" office:value-type="string" calcext:value-type="string">
            <text:p>0.0309667184667</text:p>
          </table:table-cell>
          <table:table-cell office:value-type="string" calcext:value-type="string">
            <text:p>0.14451951952</text:p>
          </table:table-cell>
          <table:table-cell office:value-type="string" calcext:value-type="string">
            <text:p>0.956604491816</text:p>
          </table:table-cell>
          <table:table-cell office:value-type="string" calcext:value-type="string">
            <text:p>0.197183098592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9]</text:p>
          </table:table-cell>
          <table:table-cell table:style-name="ce3" office:value-type="string" calcext:value-type="string">
            <text:p>0.0365612648221</text:p>
          </table:table-cell>
          <table:table-cell table:style-name="ce3" office:value-type="string" calcext:value-type="string">
            <text:p>0.298672566372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8705035971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9]</text:p>
          </table:table-cell>
          <table:table-cell table:style-name="ce3" office:value-type="string" calcext:value-type="string">
            <text:p>0.0378787878788</text:p>
          </table:table-cell>
          <table:table-cell table:style-name="ce3" office:value-type="string" calcext:value-type="string">
            <text:p>0.400584795322</text:p>
          </table:table-cell>
          <table:table-cell office:value-type="string" calcext:value-type="string">
            <text:p>0.951720595788</text:p>
          </table:table-cell>
          <table:table-cell table:style-name="ce25" office:value-type="string" calcext:value-type="string">
            <text:p>0.203389830508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8705035971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10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0982905982906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702127659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8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0982905982906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702127659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6,</text:p>
          </table:table-cell>
          <table:table-cell office:value-type="string" calcext:value-type="string">
            <text:p>7]</text:p>
          </table:table-cell>
          <table:table-cell table:style-name="ce3" office:value-type="string" calcext:value-type="string">
            <text:p>0.0340360122969</text:p>
          </table:table-cell>
          <table:table-cell office:value-type="string" calcext:value-type="string">
            <text:p>0.175438596491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702127659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1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63768115942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0785714285714</text:p>
          </table:table-cell>
          <table:table-cell office:value-type="string" calcext:value-type="string">
            <text:p>0.958507803578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1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63768115942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0785714285714</text:p>
          </table:table-cell>
          <table:table-cell office:value-type="string" calcext:value-type="string">
            <text:p>0.958507803578</text:p>
          </table:table-cell>
          <table:table-cell table:style-name="ce3" office:value-type="string" calcext:value-type="string">
            <text:p>0.232394366197</text:p>
          </table:table-cell>
          <table:table-cell table:style-name="ce22" office:value-type="string" calcext:value-type="string">
            <text:p/>
          </table:table-cell>
          <table:table-cell table:style-name="ce22" table:number-columns-repeated="13"/>
          <table:table-cell table:number-columns-repeated="996"/>
        </table:table-row>
        <table:table-row table:style-name="ro1">
          <table:table-cell office:value-type="string" calcext:value-type="string">
            <text:p>[5,</text:p>
          </table:table-cell>
          <table:table-cell office:value-type="string" calcext:value-type="string">
            <text:p>9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office:value-type="string" calcext:value-type="string">
            <text:p>0.0371794871795</text:p>
          </table:table-cell>
          <table:table-cell office:value-type="string" calcext:value-type="string">
            <text:p>0.110687022901</text:p>
          </table:table-cell>
          <table:table-cell office:value-type="string" calcext:value-type="string">
            <text:p>0.942077415762</text:p>
          </table:table-cell>
          <table:table-cell office:value-type="string" calcext:value-type="string">
            <text:p>0.218045112782</text:p>
          </table:table-cell>
          <table:table-cell office:value-type="string" calcext:value-type="string">
            <text:p>0.026936026936</text:p>
          </table:table-cell>
          <table:table-cell office:value-type="string" calcext:value-type="string">
            <text:p>0.0778588807786</text:p>
          </table:table-cell>
          <table:table-cell office:value-type="string" calcext:value-type="string">
            <text:p>0.958127141226</text:p>
          </table:table-cell>
          <table:table-cell office:value-type="string" calcext:value-type="string">
            <text:p>0.225352112676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0,</text:p>
          </table:table-cell>
          <table:table-cell office:value-type="string" calcext:value-type="string">
            <text:p>9]</text:p>
          </table:table-cell>
          <table:table-cell table:style-name="ce3" office:value-type="string" calcext:value-type="string">
            <text:p>0.030303030303</text:p>
          </table:table-cell>
          <table:table-cell table:style-name="ce3" office:value-type="string" calcext:value-type="string">
            <text:p>0.194915254237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office:value-type="string" calcext:value-type="string">
            <text:p>0.026936026936</text:p>
          </table:table-cell>
          <table:table-cell office:value-type="string" calcext:value-type="string">
            <text:p>0.0761904761905</text:p>
          </table:table-cell>
          <table:table-cell office:value-type="string" calcext:value-type="string">
            <text:p>0.95696400626</text:p>
          </table:table-cell>
          <table:table-cell office:value-type="string" calcext:value-type="string">
            <text:p>0.225352112676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7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059352517985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7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0504385964912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5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059352517985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5,</text:p>
          </table:table-cell>
          <table:table-cell office:value-type="string" calcext:value-type="string">
            <text:p>6]</text:p>
          </table:table-cell>
          <table:table-cell table:style-name="ce3" office:value-type="string" calcext:value-type="string">
            <text:p>0.030303030303</text:p>
          </table:table-cell>
          <table:table-cell office:value-type="string" calcext:value-type="string">
            <text:p>0.0345345345345</text:p>
          </table:table-cell>
          <table:table-cell office:value-type="string" calcext:value-type="string">
            <text:p>0.953995157385</text:p>
          </table:table-cell>
          <table:table-cell table:style-name="ce25" office:value-type="string" calcext:value-type="string">
            <text:p>0.194915254237</text:p>
          </table:table-cell>
          <table:table-cell office:value-type="string" calcext:value-type="string">
            <text:p>0.0371794871795</text:p>
          </table:table-cell>
          <table:table-cell office:value-type="string" calcext:value-type="string">
            <text:p>0.0460317460317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0.218045112782</text:p>
          </table:table-cell>
          <table:table-cell office:value-type="string" calcext:value-type="string">
            <text:p>0.026936026936</text:p>
          </table:table-cell>
          <table:table-cell office:value-type="string" calcext:value-type="string">
            <text:p>0.0575539568345</text:p>
          </table:table-cell>
          <table:table-cell office:value-type="string" calcext:value-type="string">
            <text:p>0.95696400626</text:p>
          </table:table-cell>
          <table:table-cell office:value-type="string" calcext:value-type="string">
            <text:p>0.225352112676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5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237154150198</text:p>
          </table:table-cell>
          <table:table-cell office:value-type="string" calcext:value-type="string">
            <text:p>0.0188087774295</text:p>
          </table:table-cell>
          <table:table-cell office:value-type="string" calcext:value-type="string">
            <text:p>0.950149551346</text:p>
          </table:table-cell>
          <table:table-cell office:value-type="string" calcext:value-type="string">
            <text:p>0.152542372881</text:p>
          </table:table-cell>
          <table:table-cell office:value-type="string" calcext:value-type="string">
            <text:p>0.0330316742081</text:p>
          </table:table-cell>
          <table:table-cell office:value-type="string" calcext:value-type="string">
            <text:p>0.0523206751055</text:p>
          </table:table-cell>
          <table:table-cell office:value-type="string" calcext:value-type="string">
            <text:p>0.941405237231</text:p>
          </table:table-cell>
          <table:table-cell office:value-type="string" calcext:value-type="string">
            <text:p>0.15037593985</text:p>
          </table:table-cell>
          <table:table-cell office:value-type="string" calcext:value-type="string">
            <text:p>0.025382025382</text:p>
          </table:table-cell>
          <table:table-cell office:value-type="string" calcext:value-type="string">
            <text:p>0.0410445610192</text:p>
          </table:table-cell>
          <table:table-cell office:value-type="string" calcext:value-type="string">
            <text:p>0.956263899185</text:p>
          </table:table-cell>
          <table:table-cell office:value-type="string" calcext:value-type="string">
            <text:p>0.16901408450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0.0276679841897</text:p>
          </table:table-cell>
          <table:table-cell office:value-type="string" calcext:value-type="string">
            <text:p>0.0396226415094</text:p>
          </table:table-cell>
          <table:table-cell office:value-type="string" calcext:value-type="string">
            <text:p>0.950179763739</text:p>
          </table:table-cell>
          <table:table-cell office:value-type="string" calcext:value-type="string">
            <text:p>0.177966101695</text:p>
          </table:table-cell>
          <table:table-cell office:value-type="string" calcext:value-type="string">
            <text:p>0.0358974358974</text:p>
          </table:table-cell>
          <table:table-cell office:value-type="string" calcext:value-type="string">
            <text:p>0.0777777777778</text:p>
          </table:table-cell>
          <table:table-cell office:value-type="string" calcext:value-type="string">
            <text:p>0.941520467836</text:p>
          </table:table-cell>
          <table:table-cell office:value-type="string" calcext:value-type="string">
            <text:p>0.210526315789</text:p>
          </table:table-cell>
          <table:table-cell office:value-type="string" calcext:value-type="string">
            <text:p>0.0260942760943</text:p>
          </table:table-cell>
          <table:table-cell office:value-type="string" calcext:value-type="string">
            <text:p>0.0403645833333</text:p>
          </table:table-cell>
          <table:table-cell office:value-type="string" calcext:value-type="string">
            <text:p>0.95885841364</text:p>
          </table:table-cell>
          <table:table-cell office:value-type="string" calcext:value-type="string">
            <text:p>0.21830985915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5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210803689065</text:p>
          </table:table-cell>
          <table:table-cell office:value-type="string" calcext:value-type="string">
            <text:p>0.017094017094</text:p>
          </table:table-cell>
          <table:table-cell office:value-type="string" calcext:value-type="string">
            <text:p>0.950605326877</text:p>
          </table:table-cell>
          <table:table-cell office:value-type="string" calcext:value-type="string">
            <text:p>0.135593220339</text:p>
          </table:table-cell>
          <table:table-cell office:value-type="string" calcext:value-type="string">
            <text:p>0.0330316742081</text:p>
          </table:table-cell>
          <table:table-cell office:value-type="string" calcext:value-type="string">
            <text:p>0.05140562249</text:p>
          </table:table-cell>
          <table:table-cell office:value-type="string" calcext:value-type="string">
            <text:p>0.941405237231</text:p>
          </table:table-cell>
          <table:table-cell office:value-type="string" calcext:value-type="string">
            <text:p>0.15037593985</text:p>
          </table:table-cell>
          <table:table-cell office:value-type="string" calcext:value-type="string">
            <text:p>0.025382025382</text:p>
          </table:table-cell>
          <table:table-cell office:value-type="string" calcext:value-type="string">
            <text:p>0.0384347306582</text:p>
          </table:table-cell>
          <table:table-cell office:value-type="string" calcext:value-type="string">
            <text:p>0.956263899185</text:p>
          </table:table-cell>
          <table:table-cell office:value-type="string" calcext:value-type="string">
            <text:p>0.16901408450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342679127726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office:value-type="string" calcext:value-type="string">
            <text:p>0.0346153846154</text:p>
          </table:table-cell>
          <table:table-cell office:value-type="string" calcext:value-type="string">
            <text:p>0.0581896551724</text:p>
          </table:table-cell>
          <table:table-cell office:value-type="string" calcext:value-type="string">
            <text:p>0.943071965628</text:p>
          </table:table-cell>
          <table:table-cell office:value-type="string" calcext:value-type="string">
            <text:p>0.203007518797</text:p>
          </table:table-cell>
          <table:table-cell office:value-type="string" calcext:value-type="string">
            <text:p>0.0260942760943</text:p>
          </table:table-cell>
          <table:table-cell office:value-type="string" calcext:value-type="string">
            <text:p>0.0348706411699</text:p>
          </table:table-cell>
          <table:table-cell office:value-type="string" calcext:value-type="string">
            <text:p>0.95885841364</text:p>
          </table:table-cell>
          <table:table-cell office:value-type="string" calcext:value-type="string">
            <text:p>0.21830985915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7,</text:p>
          </table:table-cell>
          <table:table-cell office:value-type="string" calcext:value-type="string">
            <text:p>10]</text:p>
          </table:table-cell>
          <table:table-cell table:style-name="ce3" office:value-type="string" calcext:value-type="string">
            <text:p>0.0340360122969</text:p>
          </table:table-cell>
          <table:table-cell office:value-type="string" calcext:value-type="string">
            <text:p>0.0672839506173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office:value-type="string" calcext:value-type="string">
            <text:p>0.0371794871795</text:p>
          </table:table-cell>
          <table:table-cell office:value-type="string" calcext:value-type="string">
            <text:p>0.0737913486005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0.218045112782</text:p>
          </table:table-cell>
          <table:table-cell office:value-type="string" calcext:value-type="string">
            <text:p>0.0252525252525</text:p>
          </table:table-cell>
          <table:table-cell office:value-type="string" calcext:value-type="string">
            <text:p>0.0324675324675</text:p>
          </table:table-cell>
          <table:table-cell office:value-type="string" calcext:value-type="string">
            <text:p>0.957365816521</text:p>
          </table:table-cell>
          <table:table-cell office:value-type="string" calcext:value-type="string">
            <text:p>0.211267605634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8,</text:p>
          </table:table-cell>
          <table:table-cell office:value-type="string" calcext:value-type="string">
            <text:p>9]</text:p>
          </table:table-cell>
          <table:table-cell table:style-name="ce3" office:value-type="string" calcext:value-type="string">
            <text:p>0.0365612648221</text:p>
          </table:table-cell>
          <table:table-cell table:style-name="ce3" office:value-type="string" calcext:value-type="string">
            <text:p>0.24</text:p>
          </table:table-cell>
          <table:table-cell office:value-type="string" calcext:value-type="string">
            <text:p>0.952642073779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564102564103</text:p>
          </table:table-cell>
          <table:table-cell office:value-type="string" calcext:value-type="string">
            <text:p>0.196774193548</text:p>
          </table:table-cell>
          <table:table-cell office:value-type="string" calcext:value-type="string">
            <text:p>0.943748259538</text:p>
          </table:table-cell>
          <table:table-cell table:style-name="ce25" office:value-type="string" calcext:value-type="string">
            <text:p>0.240601503759</text:p>
          </table:table-cell>
          <table:table-cell office:value-type="string" calcext:value-type="string">
            <text:p>0.0260942760943</text:p>
          </table:table-cell>
          <table:table-cell office:value-type="string" calcext:value-type="string">
            <text:p>0.0298076923077</text:p>
          </table:table-cell>
          <table:table-cell office:value-type="string" calcext:value-type="string">
            <text:p>0.95885841364</text:p>
          </table:table-cell>
          <table:table-cell office:value-type="string" calcext:value-type="string">
            <text:p>0.21830985915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9,</text:p>
          </table:table-cell>
          <table:table-cell office:value-type="string" calcext:value-type="string">
            <text:p>10]</text:p>
          </table:table-cell>
          <table:table-cell table:style-name="ce3" office:value-type="string" calcext:value-type="string">
            <text:p>0.0365612648221</text:p>
          </table:table-cell>
          <table:table-cell table:style-name="ce3" office:value-type="string" calcext:value-type="string">
            <text:p>0.24</text:p>
          </table:table-cell>
          <table:table-cell office:value-type="string" calcext:value-type="string">
            <text:p>0.952642073779</text:p>
          </table:table-cell>
          <table:table-cell table:style-name="ce25" office:value-type="string" calcext:value-type="string">
            <text:p>0.194915254237</text:p>
          </table:table-cell>
          <table:table-cell table:style-name="ce3" office:value-type="string" calcext:value-type="string">
            <text:p>0.0564102564103</text:p>
          </table:table-cell>
          <table:table-cell office:value-type="string" calcext:value-type="string">
            <text:p>0.196774193548</text:p>
          </table:table-cell>
          <table:table-cell office:value-type="string" calcext:value-type="string">
            <text:p>0.943748259538</text:p>
          </table:table-cell>
          <table:table-cell table:style-name="ce25" office:value-type="string" calcext:value-type="string">
            <text:p>0.240601503759</text:p>
          </table:table-cell>
          <table:table-cell office:value-type="string" calcext:value-type="string">
            <text:p>0.0260942760943</text:p>
          </table:table-cell>
          <table:table-cell office:value-type="string" calcext:value-type="string">
            <text:p>0.0298076923077</text:p>
          </table:table-cell>
          <table:table-cell office:value-type="string" calcext:value-type="string">
            <text:p>0.95885841364</text:p>
          </table:table-cell>
          <table:table-cell office:value-type="string" calcext:value-type="string">
            <text:p>0.21830985915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7,</text:p>
          </table:table-cell>
          <table:table-cell office:value-type="string" calcext:value-type="string">
            <text:p>8]</text:p>
          </table:table-cell>
          <table:table-cell table:style-name="ce3" office:value-type="string" calcext:value-type="string">
            <text:p>0.0340360122969</text:p>
          </table:table-cell>
          <table:table-cell office:value-type="string" calcext:value-type="string">
            <text:p>0.0672839506173</text:p>
          </table:table-cell>
          <table:table-cell office:value-type="string" calcext:value-type="string">
            <text:p>0.951206985105</text:p>
          </table:table-cell>
          <table:table-cell table:style-name="ce25" office:value-type="string" calcext:value-type="string">
            <text:p>0.194915254237</text:p>
          </table:table-cell>
          <table:table-cell office:value-type="string" calcext:value-type="string">
            <text:p>0.0371794871795</text:p>
          </table:table-cell>
          <table:table-cell office:value-type="string" calcext:value-type="string">
            <text:p>0.0557692307692</text:p>
          </table:table-cell>
          <table:table-cell office:value-type="string" calcext:value-type="string">
            <text:p>0.942077415762</text:p>
          </table:table-cell>
          <table:table-cell office:value-type="string" calcext:value-type="string">
            <text:p>0.218045112782</text:p>
          </table:table-cell>
          <table:table-cell office:value-type="string" calcext:value-type="string">
            <text:p>0.0252525252525</text:p>
          </table:table-cell>
          <table:table-cell office:value-type="string" calcext:value-type="string">
            <text:p>0.0288461538462</text:p>
          </table:table-cell>
          <table:table-cell office:value-type="string" calcext:value-type="string">
            <text:p>0.957365816521</text:p>
          </table:table-cell>
          <table:table-cell office:value-type="string" calcext:value-type="string">
            <text:p>0.211267605634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4]</text:p>
          </table:table-cell>
          <table:table-cell office:value-type="string" calcext:value-type="string">
            <text:p>0.0223978919631</text:p>
          </table:table-cell>
          <table:table-cell office:value-type="string" calcext:value-type="string">
            <text:p>0.0275974025974</text:p>
          </table:table-cell>
          <table:table-cell office:value-type="string" calcext:value-type="string">
            <text:p>0.948125321007</text:p>
          </table:table-cell>
          <table:table-cell office:value-type="string" calcext:value-type="string">
            <text:p>0.14406779661</text:p>
          </table:table-cell>
          <table:table-cell office:value-type="string" calcext:value-type="string">
            <text:p>0.0307692307692</text:p>
          </table:table-cell>
          <table:table-cell office:value-type="string" calcext:value-type="string">
            <text:p>0.0357142857143</text:p>
          </table:table-cell>
          <table:table-cell office:value-type="string" calcext:value-type="string">
            <text:p>0.936957779063</text:p>
          </table:table-cell>
          <table:table-cell office:value-type="string" calcext:value-type="string">
            <text:p>0.18045112782</text:p>
          </table:table-cell>
          <table:table-cell office:value-type="string" calcext:value-type="string">
            <text:p>0.0176767676768</text:p>
          </table:table-cell>
          <table:table-cell office:value-type="string" calcext:value-type="string">
            <text:p>0.0257352941176</text:p>
          </table:table-cell>
          <table:table-cell office:value-type="string" calcext:value-type="string">
            <text:p>0.952660406886</text:p>
          </table:table-cell>
          <table:table-cell office:value-type="string" calcext:value-type="string">
            <text:p>0.147887323944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158102766798</text:p>
          </table:table-cell>
          <table:table-cell office:value-type="string" calcext:value-type="string">
            <text:p>0.0164609053498</text:p>
          </table:table-cell>
          <table:table-cell office:value-type="string" calcext:value-type="string">
            <text:p>0.945557267591</text:p>
          </table:table-cell>
          <table:table-cell office:value-type="string" calcext:value-type="string">
            <text:p>0.101694915254</text:p>
          </table:table-cell>
          <table:table-cell office:value-type="string" calcext:value-type="string">
            <text:p>0.0330316742081</text:p>
          </table:table-cell>
          <table:table-cell office:value-type="string" calcext:value-type="string">
            <text:p>0.0559748427673</text:p>
          </table:table-cell>
          <table:table-cell office:value-type="string" calcext:value-type="string">
            <text:p>0.937536148062</text:p>
          </table:table-cell>
          <table:table-cell office:value-type="string" calcext:value-type="string">
            <text:p>0.187969924812</text:p>
          </table:table-cell>
          <table:table-cell office:value-type="string" calcext:value-type="string">
            <text:p>0.018518518518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53051643192</text:p>
          </table:table-cell>
          <table:table-cell office:value-type="string" calcext:value-type="string">
            <text:p>0.15492957746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3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158102766798</text:p>
          </table:table-cell>
          <table:table-cell office:value-type="string" calcext:value-type="string">
            <text:p>0.0160642570281</text:p>
          </table:table-cell>
          <table:table-cell office:value-type="string" calcext:value-type="string">
            <text:p>0.945557267591</text:p>
          </table:table-cell>
          <table:table-cell office:value-type="string" calcext:value-type="string">
            <text:p>0.101694915254</text:p>
          </table:table-cell>
          <table:table-cell office:value-type="string" calcext:value-type="string">
            <text:p>0.0330316742081</text:p>
          </table:table-cell>
          <table:table-cell office:value-type="string" calcext:value-type="string">
            <text:p>0.0561904761905</text:p>
          </table:table-cell>
          <table:table-cell office:value-type="string" calcext:value-type="string">
            <text:p>0.937536148062</text:p>
          </table:table-cell>
          <table:table-cell office:value-type="string" calcext:value-type="string">
            <text:p>0.187969924812</text:p>
          </table:table-cell>
          <table:table-cell office:value-type="string" calcext:value-type="string">
            <text:p>0.0185185185185</text:p>
          </table:table-cell>
          <table:table-cell office:value-type="string" calcext:value-type="string">
            <text:p>0.019801980198</text:p>
          </table:table-cell>
          <table:table-cell office:value-type="string" calcext:value-type="string">
            <text:p>0.953051643192</text:p>
          </table:table-cell>
          <table:table-cell office:value-type="string" calcext:value-type="string">
            <text:p>0.154929577465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210803689065</text:p>
          </table:table-cell>
          <table:table-cell office:value-type="string" calcext:value-type="string">
            <text:p>0.0235294117647</text:p>
          </table:table-cell>
          <table:table-cell office:value-type="string" calcext:value-type="string">
            <text:p>0.949152542373</text:p>
          </table:table-cell>
          <table:table-cell office:value-type="string" calcext:value-type="string">
            <text:p>0.135593220339</text:p>
          </table:table-cell>
          <table:table-cell office:value-type="string" calcext:value-type="string">
            <text:p>0.0294871794872</text:p>
          </table:table-cell>
          <table:table-cell office:value-type="string" calcext:value-type="string">
            <text:p>0.02875</text:p>
          </table:table-cell>
          <table:table-cell office:value-type="string" calcext:value-type="string">
            <text:p>0.936379410064</text:p>
          </table:table-cell>
          <table:table-cell office:value-type="string" calcext:value-type="string">
            <text:p>0.172932330827</text:p>
          </table:table-cell>
          <table:table-cell office:value-type="string" calcext:value-type="string">
            <text:p>0.0126262626263</text:p>
          </table:table-cell>
          <table:table-cell office:value-type="string" calcext:value-type="string">
            <text:p>0.0185185185185</text:p>
          </table:table-cell>
          <table:table-cell office:value-type="string" calcext:value-type="string">
            <text:p>0.950312989045</text:p>
          </table:table-cell>
          <table:table-cell office:value-type="string" calcext:value-type="string">
            <text:p>0.10563380281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4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210803689065</text:p>
          </table:table-cell>
          <table:table-cell office:value-type="string" calcext:value-type="string">
            <text:p>0.0235294117647</text:p>
          </table:table-cell>
          <table:table-cell office:value-type="string" calcext:value-type="string">
            <text:p>0.949152542373</text:p>
          </table:table-cell>
          <table:table-cell office:value-type="string" calcext:value-type="string">
            <text:p>0.135593220339</text:p>
          </table:table-cell>
          <table:table-cell office:value-type="string" calcext:value-type="string">
            <text:p>0.0294871794872</text:p>
          </table:table-cell>
          <table:table-cell office:value-type="string" calcext:value-type="string">
            <text:p>0.02875</text:p>
          </table:table-cell>
          <table:table-cell office:value-type="string" calcext:value-type="string">
            <text:p>0.936379410064</text:p>
          </table:table-cell>
          <table:table-cell office:value-type="string" calcext:value-type="string">
            <text:p>0.172932330827</text:p>
          </table:table-cell>
          <table:table-cell office:value-type="string" calcext:value-type="string">
            <text:p>0.0126262626263</text:p>
          </table:table-cell>
          <table:table-cell office:value-type="string" calcext:value-type="string">
            <text:p>0.018115942029</text:p>
          </table:table-cell>
          <table:table-cell office:value-type="string" calcext:value-type="string">
            <text:p>0.950312989045</text:p>
          </table:table-cell>
          <table:table-cell office:value-type="string" calcext:value-type="string">
            <text:p>0.105633802817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6,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0.0286012296882</text:p>
          </table:table-cell>
          <table:table-cell office:value-type="string" calcext:value-type="string">
            <text:p>0.0617078872893</text:p>
          </table:table-cell>
          <table:table-cell office:value-type="string" calcext:value-type="string">
            <text:p>0.949651046859</text:p>
          </table:table-cell>
          <table:table-cell office:value-type="string" calcext:value-type="string">
            <text:p>0.14406779661</text:p>
          </table:table-cell>
          <table:table-cell office:value-type="string" calcext:value-type="string">
            <text:p>0.0320512820513</text:p>
          </table:table-cell>
          <table:table-cell office:value-type="string" calcext:value-type="string">
            <text:p>0.0238095238095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0.187969924812</text:p>
          </table:table-cell>
          <table:table-cell office:value-type="string" calcext:value-type="string">
            <text:p>0.016835016835</text:p>
          </table:table-cell>
          <table:table-cell office:value-type="string" calcext:value-type="string">
            <text:p>0.0160256410256</text:p>
          </table:table-cell>
          <table:table-cell office:value-type="string" calcext:value-type="string">
            <text:p>0.953559192996</text:p>
          </table:table-cell>
          <table:table-cell office:value-type="string" calcext:value-type="string">
            <text:p>0.140845070423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0.0286012296882</text:p>
          </table:table-cell>
          <table:table-cell office:value-type="string" calcext:value-type="string">
            <text:p>0.0561675272519</text:p>
          </table:table-cell>
          <table:table-cell office:value-type="string" calcext:value-type="string">
            <text:p>0.949651046859</text:p>
          </table:table-cell>
          <table:table-cell office:value-type="string" calcext:value-type="string">
            <text:p>0.14406779661</text:p>
          </table:table-cell>
          <table:table-cell office:value-type="string" calcext:value-type="string">
            <text:p>0.0320512820513</text:p>
          </table:table-cell>
          <table:table-cell office:value-type="string" calcext:value-type="string">
            <text:p>0.021645021645</text:p>
          </table:table-cell>
          <table:table-cell office:value-type="string" calcext:value-type="string">
            <text:p>0.941997851772</text:p>
          </table:table-cell>
          <table:table-cell office:value-type="string" calcext:value-type="string">
            <text:p>0.187969924812</text:p>
          </table:table-cell>
          <table:table-cell office:value-type="string" calcext:value-type="string">
            <text:p>0.0159932659933</text:p>
          </table:table-cell>
          <table:table-cell office:value-type="string" calcext:value-type="string">
            <text:p>0.0145929339478</text:p>
          </table:table-cell>
          <table:table-cell office:value-type="string" calcext:value-type="string">
            <text:p>0.953178530643</text:p>
          </table:table-cell>
          <table:table-cell office:value-type="string" calcext:value-type="string">
            <text:p>0.133802816901</text:p>
          </table:table-cell>
          <table:table-cell office:value-type="string" calcext:value-type="string">
            <text:p/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1">
        <table:table-column table:style-name="co3" table:default-cell-style-name="Default"/>
        <table:table-column table:style-name="co7" table:number-columns-repeated="3" table:default-cell-style-name="Default"/>
        <table:table-column table:style-name="co7" table:default-cell-style-name="ce31"/>
        <table:table-column table:style-name="co7" table:number-columns-repeated="3" table:default-cell-style-name="Default"/>
        <table:table-column table:style-name="co7" table:default-cell-style-name="ce31"/>
        <table:table-column table:style-name="co7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S3 Recall</text:p>
          </table:table-cell>
          <table:table-cell table:style-name="ce1" office:value-type="string" calcext:value-type="string">
            <text:p>S3 Precision</text:p>
          </table:table-cell>
          <table:table-cell table:style-name="ce1" office:value-type="string" calcext:value-type="string">
            <text:p>S3 Accuracy</text:p>
          </table:table-cell>
          <table:table-cell table:style-name="ce8" office:value-type="string" calcext:value-type="string">
            <text:p>S3 Accuracy Micro</text:p>
          </table:table-cell>
          <table:table-cell table:style-name="ce1" office:value-type="string" calcext:value-type="string">
            <text:p>S4 Recall</text:p>
          </table:table-cell>
          <table:table-cell table:style-name="ce1" office:value-type="string" calcext:value-type="string">
            <text:p>S4 Precision</text:p>
          </table:table-cell>
          <table:table-cell table:style-name="ce1" office:value-type="string" calcext:value-type="string">
            <text:p>S4 Accuracy</text:p>
          </table:table-cell>
          <table:table-cell table:style-name="ce8" office:value-type="string" calcext:value-type="string">
            <text:p>S4 Accuracy Micro</text:p>
          </table:table-cell>
          <table:table-cell table:style-name="ce1" office:value-type="string" calcext:value-type="string">
            <text:p>S5 Recall</text:p>
          </table:table-cell>
          <table:table-cell table:style-name="ce1" office:value-type="string" calcext:value-type="string">
            <text:p>S5 Precision</text:p>
          </table:table-cell>
          <table:table-cell table:style-name="ce1" office:value-type="string" calcext:value-type="string">
            <text:p>S5 Accuracy</text:p>
          </table:table-cell>
          <table:table-cell table:style-name="ce8" office:value-type="string" calcext:value-type="string">
            <text:p>S5 Accuracy Micr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[9]</text:p>
          </table:table-cell>
          <table:table-cell table:style-name="ce3" office:value-type="string" calcext:value-type="string">
            <text:p>0.0365612648221</text:p>
          </table:table-cell>
          <table:table-cell table:style-name="ce3" office:value-type="string" calcext:value-type="string">
            <text:p>0.24</text:p>
          </table:table-cell>
          <table:table-cell office:value-type="string" calcext:value-type="string">
            <text:p>0.952642073779</text:p>
          </table:table-cell>
          <table:table-cell table:style-name="ce29" office:value-type="string" calcext:value-type="string">
            <text:p>0.194915254237</text:p>
          </table:table-cell>
          <table:table-cell table:style-name="ce3" office:value-type="string" calcext:value-type="string">
            <text:p>0.0564102564103</text:p>
          </table:table-cell>
          <table:table-cell office:value-type="string" calcext:value-type="string">
            <text:p>0.164295392954</text:p>
          </table:table-cell>
          <table:table-cell office:value-type="string" calcext:value-type="string">
            <text:p>0.945757250269</text:p>
          </table:table-cell>
          <table:table-cell table:style-name="ce29" office:value-type="string" calcext:value-type="string">
            <text:p>0.240601503759</text:p>
          </table:table-cell>
          <table:table-cell office:value-type="string" calcext:value-type="string">
            <text:p>0.0260942760943</text:p>
          </table:table-cell>
          <table:table-cell office:value-type="string" calcext:value-type="string">
            <text:p>0.0295801526718</text:p>
          </table:table-cell>
          <table:table-cell office:value-type="string" calcext:value-type="string">
            <text:p>0.95885841364</text:p>
          </table:table-cell>
          <table:table-cell office:value-type="string" calcext:value-type="string">
            <text:p>0.218309859155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0.0303030303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51206985105</text:p>
          </table:table-cell>
          <table:table-cell table:style-name="ce29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9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[8]</text:p>
          </table:table-cell>
          <table:table-cell table:style-name="ce28" office:value-type="string" calcext:value-type="string">
            <text:p>0.030303030303</text:p>
          </table:table-cell>
          <table:table-cell table:style-name="ce28" office:value-type="string" calcext:value-type="string">
            <text:p>0.194915254237</text:p>
          </table:table-cell>
          <table:table-cell table:style-name="ce27" office:value-type="string" calcext:value-type="string">
            <text:p>0.951206985105</text:p>
          </table:table-cell>
          <table:table-cell table:style-name="ce30" office:value-type="string" calcext:value-type="string">
            <text:p>0.194915254237</text:p>
          </table:table-cell>
          <table:table-cell table:style-name="ce28" office:value-type="string" calcext:value-type="string">
            <text:p>0.0384615384615</text:p>
          </table:table-cell>
          <table:table-cell table:style-name="ce28" office:value-type="string" calcext:value-type="string">
            <text:p>0.225563909774</text:p>
          </table:table-cell>
          <table:table-cell table:style-name="ce27" office:value-type="string" calcext:value-type="string">
            <text:p>0.94042799306</text:p>
          </table:table-cell>
          <table:table-cell table:style-name="ce30" office:value-type="string" calcext:value-type="string">
            <text:p>0.225563909774</text:p>
          </table:table-cell>
          <table:table-cell table:style-name="ce28" office:value-type="string" calcext:value-type="string">
            <text:p>0.0277777777778</text:p>
          </table:table-cell>
          <table:table-cell table:style-name="ce28" office:value-type="string" calcext:value-type="string">
            <text:p>0.232394366197</text:p>
          </table:table-cell>
          <table:table-cell table:style-name="ce27" office:value-type="string" calcext:value-type="string">
            <text:p>0.957355242567</text:p>
          </table:table-cell>
          <table:table-cell table:style-name="ce28" office:value-type="string" calcext:value-type="string">
            <text:p>0.232394366197</text:p>
          </table:table-cell>
          <table:table-cell table:style-name="ce32" office:value-type="string" calcext:value-type="string">
            <text:p/>
          </table:table-cell>
          <table:table-cell table:style-name="ce32" table:number-columns-repeated="1010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0.030303030303</text:p>
          </table:table-cell>
          <table:table-cell office:value-type="string" calcext:value-type="string">
            <text:p>0.0982905982906</text:p>
          </table:table-cell>
          <table:table-cell office:value-type="string" calcext:value-type="string">
            <text:p>0.951206985105</text:p>
          </table:table-cell>
          <table:table-cell table:style-name="ce29" office:value-type="string" calcext:value-type="string">
            <text:p>0.194915254237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9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7021276596</text:p>
          </table:table-cell>
          <table:table-cell office:value-type="string" calcext:value-type="string">
            <text:p>0.957355242567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63768115942</text:p>
          </table:table-cell>
          <table:table-cell office:value-type="string" calcext:value-type="string">
            <text:p>0.950693374422</text:p>
          </table:table-cell>
          <table:table-cell office:value-type="string" calcext:value-type="string">
            <text:p>0.186440677966</text:p>
          </table:table-cell>
          <table:table-cell table:style-name="ce3" office:value-type="string" calcext:value-type="string">
            <text:p>0.0384615384615</text:p>
          </table:table-cell>
          <table:table-cell table:style-name="ce3" office:value-type="string" calcext:value-type="string">
            <text:p>0.225563909774</text:p>
          </table:table-cell>
          <table:table-cell office:value-type="string" calcext:value-type="string">
            <text:p>0.94042799306</text:p>
          </table:table-cell>
          <table:table-cell table:style-name="ce29" office:value-type="string" calcext:value-type="string">
            <text:p>0.225563909774</text:p>
          </table:table-cell>
          <table:table-cell table:style-name="ce3" office:value-type="string" calcext:value-type="string">
            <text:p>0.0277777777778</text:p>
          </table:table-cell>
          <table:table-cell office:value-type="string" calcext:value-type="string">
            <text:p>0.117021276596</text:p>
          </table:table-cell>
          <table:table-cell office:value-type="string" calcext:value-type="string">
            <text:p>0.958507803578</text:p>
          </table:table-cell>
          <table:table-cell table:style-name="ce3" office:value-type="string" calcext:value-type="string">
            <text:p>0.232394366197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7]</text:p>
          </table:table-cell>
          <table:table-cell office:value-type="string" calcext:value-type="string">
            <text:p>0.0289855072464</text:p>
          </table:table-cell>
          <table:table-cell office:value-type="string" calcext:value-type="string">
            <text:p>0.0288335517693</text:p>
          </table:table-cell>
          <table:table-cell office:value-type="string" calcext:value-type="string">
            <text:p>0.952143569292</text:p>
          </table:table-cell>
          <table:table-cell office:value-type="string" calcext:value-type="string">
            <text:p>0.186440677966</text:p>
          </table:table-cell>
          <table:table-cell office:value-type="string" calcext:value-type="string">
            <text:p>0.0371794871795</text:p>
          </table:table-cell>
          <table:table-cell office:value-type="string" calcext:value-type="string">
            <text:p>0.0453125</text:p>
          </table:table-cell>
          <table:table-cell office:value-type="string" calcext:value-type="string">
            <text:p>0.942077415762</text:p>
          </table:table-cell>
          <table:table-cell office:value-type="string" calcext:value-type="string">
            <text:p>0.218045112782</text:p>
          </table:table-cell>
          <table:table-cell office:value-type="string" calcext:value-type="string">
            <text:p>0.0252525252525</text:p>
          </table:table-cell>
          <table:table-cell office:value-type="string" calcext:value-type="string">
            <text:p>0.025641025641</text:p>
          </table:table-cell>
          <table:table-cell office:value-type="string" calcext:value-type="string">
            <text:p>0.957365816521</text:p>
          </table:table-cell>
          <table:table-cell office:value-type="string" calcext:value-type="string">
            <text:p>0.211267605634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0.0276679841897</text:p>
          </table:table-cell>
          <table:table-cell office:value-type="string" calcext:value-type="string">
            <text:p>0.0201923076923</text:p>
          </table:table-cell>
          <table:table-cell office:value-type="string" calcext:value-type="string">
            <text:p>0.953026634383</text:p>
          </table:table-cell>
          <table:table-cell office:value-type="string" calcext:value-type="string">
            <text:p>0.177966101695</text:p>
          </table:table-cell>
          <table:table-cell table:style-name="ce3" office:value-type="string" calcext:value-type="string">
            <text:p>0.0567307692308</text:p>
          </table:table-cell>
          <table:table-cell office:value-type="string" calcext:value-type="string">
            <text:p>0.17641509434</text:p>
          </table:table-cell>
          <table:table-cell office:value-type="string" calcext:value-type="string">
            <text:p>0.947627689914</text:p>
          </table:table-cell>
          <table:table-cell table:style-name="ce29" office:value-type="string" calcext:value-type="string">
            <text:p>0.240601503759</text:p>
          </table:table-cell>
          <table:table-cell office:value-type="string" calcext:value-type="string">
            <text:p>0.023569023569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0.957746478873</text:p>
          </table:table-cell>
          <table:table-cell office:value-type="string" calcext:value-type="string">
            <text:p>0.197183098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0.026185770751</text:p>
          </table:table-cell>
          <table:table-cell office:value-type="string" calcext:value-type="string">
            <text:p>0.0410052910053</text:p>
          </table:table-cell>
          <table:table-cell office:value-type="string" calcext:value-type="string">
            <text:p>0.950149551346</text:p>
          </table:table-cell>
          <table:table-cell office:value-type="string" calcext:value-type="string">
            <text:p>0.152542372881</text:p>
          </table:table-cell>
          <table:table-cell office:value-type="string" calcext:value-type="string">
            <text:p>0.0320512820513</text:p>
          </table:table-cell>
          <table:table-cell office:value-type="string" calcext:value-type="string">
            <text:p>0.0254841997961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0.187969924812</text:p>
          </table:table-cell>
          <table:table-cell office:value-type="string" calcext:value-type="string">
            <text:p>0.0173961840629</text:p>
          </table:table-cell>
          <table:table-cell office:value-type="string" calcext:value-type="string">
            <text:p>0.0733418367347</text:p>
          </table:table-cell>
          <table:table-cell office:value-type="string" calcext:value-type="string">
            <text:p>0.952797868291</text:p>
          </table:table-cell>
          <table:table-cell office:value-type="string" calcext:value-type="string">
            <text:p>0.12676056338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5]</text:p>
          </table:table-cell>
          <table:table-cell office:value-type="string" calcext:value-type="string">
            <text:p>0.0223978919631</text:p>
          </table:table-cell>
          <table:table-cell office:value-type="string" calcext:value-type="string">
            <text:p>0.0171717171717</text:p>
          </table:table-cell>
          <table:table-cell office:value-type="string" calcext:value-type="string">
            <text:p>0.951089588378</text:p>
          </table:table-cell>
          <table:table-cell office:value-type="string" calcext:value-type="string">
            <text:p>0.14406779661</text:p>
          </table:table-cell>
          <table:table-cell office:value-type="string" calcext:value-type="string">
            <text:p>0.0343137254902</text:p>
          </table:table-cell>
          <table:table-cell office:value-type="string" calcext:value-type="string">
            <text:p>0.042966507177</text:p>
          </table:table-cell>
          <table:table-cell office:value-type="string" calcext:value-type="string">
            <text:p>0.941923774955</text:p>
          </table:table-cell>
          <table:table-cell office:value-type="string" calcext:value-type="string">
            <text:p>0.157894736842</text:p>
          </table:table-cell>
          <table:table-cell table:style-name="ce3" office:value-type="string" calcext:value-type="string">
            <text:p>0.0366809116809</text:p>
          </table:table-cell>
          <table:table-cell office:value-type="string" calcext:value-type="string">
            <text:p>0.0567547395134</text:p>
          </table:table-cell>
          <table:table-cell office:value-type="string" calcext:value-type="string">
            <text:p>0.956634544107</text:p>
          </table:table-cell>
          <table:table-cell office:value-type="string" calcext:value-type="string">
            <text:p>0.176056338028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0.0197628458498</text:p>
          </table:table-cell>
          <table:table-cell office:value-type="string" calcext:value-type="string">
            <text:p>0.0198412698413</text:p>
          </table:table-cell>
          <table:table-cell office:value-type="string" calcext:value-type="string">
            <text:p>0.948654037886</text:p>
          </table:table-cell>
          <table:table-cell office:value-type="string" calcext:value-type="string">
            <text:p>0.127118644068</text:p>
          </table:table-cell>
          <table:table-cell office:value-type="string" calcext:value-type="string">
            <text:p>0.030467571644</text:p>
          </table:table-cell>
          <table:table-cell office:value-type="string" calcext:value-type="string">
            <text:p>0.0645027049521</text:p>
          </table:table-cell>
          <table:table-cell office:value-type="string" calcext:value-type="string">
            <text:p>0.938735728209</text:p>
          </table:table-cell>
          <table:table-cell office:value-type="string" calcext:value-type="string">
            <text:p>0.172932330827</text:p>
          </table:table-cell>
          <table:table-cell office:value-type="string" calcext:value-type="string">
            <text:p>0.0143097643098</text:p>
          </table:table-cell>
          <table:table-cell office:value-type="string" calcext:value-type="string">
            <text:p>0.0203106332139</text:p>
          </table:table-cell>
          <table:table-cell office:value-type="string" calcext:value-type="string">
            <text:p>0.951095461659</text:p>
          </table:table-cell>
          <table:table-cell office:value-type="string" calcext:value-type="string">
            <text:p>0.119718309859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0.0158102766798</text:p>
          </table:table-cell>
          <table:table-cell office:value-type="string" calcext:value-type="string">
            <text:p>0.0168776371308</text:p>
          </table:table-cell>
          <table:table-cell office:value-type="string" calcext:value-type="string">
            <text:p>0.945557267591</text:p>
          </table:table-cell>
          <table:table-cell office:value-type="string" calcext:value-type="string">
            <text:p>0.101694915254</text:p>
          </table:table-cell>
          <table:table-cell office:value-type="string" calcext:value-type="string">
            <text:p>0.0279034690799</text:p>
          </table:table-cell>
          <table:table-cell office:value-type="string" calcext:value-type="string">
            <text:p>0.0617283950617</text:p>
          </table:table-cell>
          <table:table-cell office:value-type="string" calcext:value-type="string">
            <text:p>0.935222672065</text:p>
          </table:table-cell>
          <table:table-cell office:value-type="string" calcext:value-type="string">
            <text:p>0.157894736842</text:p>
          </table:table-cell>
          <table:table-cell office:value-type="string" calcext:value-type="string">
            <text:p>0.0176767676768</text:p>
          </table:table-cell>
          <table:table-cell office:value-type="string" calcext:value-type="string">
            <text:p>0.0198863636364</text:p>
          </table:table-cell>
          <table:table-cell office:value-type="string" calcext:value-type="string">
            <text:p>0.952660406886</text:p>
          </table:table-cell>
          <table:table-cell office:value-type="string" calcext:value-type="string">
            <text:p>0.147887323944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All" table:target-range-address="'8'.A1:'8'.M166">
          <table:sort>
            <table:sort-by table:field-number="10" table:order="descending" table:data-type="automatic"/>
            <table:sort-by table:field-number="6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'4'.A1:'4'.E331">
          <table:sort>
            <table:sort-by table:field-number="2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8'.A1:'8'.M166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9'.A1:'9'.N56" table:contains-header="false">
          <table:sort>
            <table:sort-by table:field-number="11" table:order="descending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0'.A1:'10'.AMJ1048576" table:contains-header="false">
          <table:sort>
            <table:sort-by table:field-number="4" table:order="descending" table:data-type="automatic"/>
            <table:sort-by table:field-number="8" table:order="descending" table:data-type="automatic"/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7:36:33.78006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4:31:03.638128615</meta:creation-date>
    <dc:date>2016-10-03T17:23:49.519833788</dc:date>
    <meta:editing-duration>PT1H36M10S</meta:editing-duration>
    <meta:editing-cycles>11</meta:editing-cycles>
    <meta:generator>LibreOffice/4.2.8.2$Linux_X86_64 LibreOffice_project/420m0$Build-2</meta:generator>
    <meta:document-statistic meta:table-count="5" meta:cell-count="4976" meta:object-count="0"/>
  </office:meta>
</office:document-meta>
</file>